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8.701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3.332cm"/>
    </style:style>
    <style:style style:name="co10" style:family="table-column">
      <style:table-column-properties fo:break-before="auto" style:column-width="3.671cm"/>
    </style:style>
    <style:style style:name="co11" style:family="table-column">
      <style:table-column-properties fo:break-before="auto" style:column-width="7.84cm"/>
    </style:style>
    <style:style style:name="co12" style:family="table-column">
      <style:table-column-properties fo:break-before="auto" style:column-width="3.798cm"/>
    </style:style>
    <style:style style:name="co13" style:family="table-column">
      <style:table-column-properties fo:break-before="auto" style:column-width="4.443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diCodes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7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visibility="collapse" table:default-cell-style-name="ce7"/>
        <table:table-column table:style-name="co8" table:default-cell-style-name="ce5"/>
        <table:table-column table:style-name="co9" table:default-cell-style-name="ce7"/>
        <table:table-column table:style-name="co10" table:default-cell-style-name="ce7"/>
        <table:table-column table:style-name="co11" table:default-cell-style-name="Default"/>
        <table:table-row table:style-name="ro1"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midino</text:p>
          </table:table-cell>
          <table:table-cell table:style-name="ce6" office:value-type="string" calcext:value-type="string">
            <text:p>ctrl Dec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key</text:p>
          </table:table-cell>
          <table:table-cell table:style-name="ce6" office:value-type="string" calcext:value-type="string">
            <text:p>status</text:p>
          </table:table-cell>
          <table:table-cell table:style-name="ce3" office:value-type="string" calcext:value-type="string">
            <text:p>midino (hex)</text:p>
          </table:table-cell>
          <table:table-cell table:style-name="ce6" office:value-type="string" calcext:value-type="string">
            <text:p>ctrl (dec)</text:p>
          </table:table-cell>
          <table:table-cell table:style-name="ce6" office:value-type="string" calcext:value-type="string">
            <text:p>SHIFT +30 (hex)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ate</text:p>
          </table:table-cell>
          <table:table-cell office:value-type="string" calcext:value-type="string">
            <text:p>0xE0</text:p>
          </table:table-cell>
          <table:table-cell table:style-name="ce4"/>
          <table:table-cell table:style-name="Default" table:formula="of:=HEX2DEC([.E2])" office:value-type="float" office:value="0" calcext:value-type="float">
            <text:p>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QuickEffectRack1_[Channel1]]</text:p>
          </table:table-cell>
          <table:table-cell table:style-name="ce2" office:value-type="string" calcext:value-type="string">
            <text:p>super1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21</text:p>
          </table:table-cell>
          <table:table-cell table:formula="of:=HEX2DEC([.K2])" office:value-type="float" office:value="33" calcext:value-type="float">
            <text:p>33</text:p>
          </table:table-cell>
          <table:table-cell table:formula="of:=COM.MICROSOFT.CONCAT(&quot;0x&quot;;DEC2HEX([.L2]+30))" office:value-type="string" office:string-value="0x3F" calcext:value-type="string">
            <text:p>0x3F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ate</text:p>
          </table:table-cell>
          <table:table-cell office:value-type="string" calcext:value-type="string">
            <text:p>0xE1</text:p>
          </table:table-cell>
          <table:table-cell table:style-name="ce4"/>
          <table:table-cell table:style-name="Default" table:formula="of:=HEX2DEC([.E3])" office:value-type="float" office:value="0" calcext:value-type="float">
            <text:p>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QuickEffectRack1_[Channel2]]</text:p>
          </table:table-cell>
          <table:table-cell table:style-name="ce2" office:value-type="string" calcext:value-type="string">
            <text:p>super1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5D</text:p>
          </table:table-cell>
          <table:table-cell table:formula="of:=HEX2DEC([.K3])" office:value-type="float" office:value="93" calcext:value-type="float">
            <text:p>93</text:p>
          </table:table-cell>
          <table:table-cell table:formula="of:=COM.MICROSOFT.CONCAT(&quot;0x&quot;;DEC2HEX([.L3]+30))" office:value-type="string" office:string-value="0x7B" calcext:value-type="string">
            <text:p>0x7B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sync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formula="of:=HEX2DEC([.E4])" office:value-type="float" office:value="1" calcext:value-type="float">
            <text:p>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sync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1F</text:p>
          </table:table-cell>
          <table:table-cell table:formula="of:=HEX2DEC([.K4])" office:value-type="float" office:value="31" calcext:value-type="float">
            <text:p>31</text:p>
          </table:table-cell>
          <table:table-cell table:formula="of:=COM.MICROSOFT.CONCAT(&quot;0x&quot;;DEC2HEX([.L4]+30))" office:value-type="string" office:string-value="0x3D" calcext:value-type="string">
            <text:p>0x3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keylock</text:p>
          </table:table-cell>
          <table:table-cell office:value-type="string" calcext:value-type="string">
            <text:p>0x90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formula="of:=HEX2DEC([.E5])" office:value-type="float" office:value="2" calcext:value-type="float">
            <text:p>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keylock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02</text:p>
          </table:table-cell>
          <table:table-cell table:formula="of:=HEX2DEC([.K5])" office:value-type="float" office:value="2" calcext:value-type="float">
            <text:p>2</text:p>
          </table:table-cell>
          <table:table-cell table:formula="of:=COM.MICROSOFT.CONCAT(&quot;0x&quot;;DEC2HEX([.L5]+30))" office:value-type="string" office:string-value="0x20" calcext:value-type="string">
            <text:p>0x20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pregain</text:p>
          </table:table-cell>
          <table:table-cell office:value-type="string" calcext:value-type="string">
            <text:p>0xB0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formula="of:=HEX2DEC([.E6])" office:value-type="float" office:value="2" calcext:value-type="float">
            <text:p>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ate</text:p>
          </table:table-cell>
          <table:table-cell table:style-name="Default" office:value-type="string" calcext:value-type="string">
            <text:p>0xE1</text:p>
          </table:table-cell>
          <table:table-cell/>
          <table:table-cell table:formula="of:=HEX2DEC([.K6])" office:value-type="float" office:value="0" calcext:value-type="float">
            <text:p>0</text:p>
          </table:table-cell>
          <table:table-cell table:formula="of:=COM.MICROSOFT.CONCAT(&quot;0x&quot;;DEC2HEX([.L6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parameter3</text:p>
          </table:table-cell>
          <table:table-cell office:value-type="string" calcext:value-type="string">
            <text:p>0xB0</text:p>
          </table:table-cell>
          <table:table-cell table:style-name="ce4" office:value-type="float" office:value="3" calcext:value-type="float">
            <text:p>3</text:p>
          </table:table-cell>
          <table:table-cell table:style-name="Default" table:formula="of:=HEX2DEC([.E7])" office:value-type="float" office:value="3" calcext:value-type="float">
            <text:p>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parameter3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10</text:p>
          </table:table-cell>
          <table:table-cell table:formula="of:=HEX2DEC([.K7])" office:value-type="float" office:value="16" calcext:value-type="float">
            <text:p>16</text:p>
          </table:table-cell>
          <table:table-cell table:formula="of:=COM.MICROSOFT.CONCAT(&quot;0x&quot;;DEC2HEX([.L7]+30))" office:value-type="string" office:string-value="0x2E" calcext:value-type="string">
            <text:p>0x2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bendMinus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3" calcext:value-type="float">
            <text:p>3</text:p>
          </table:table-cell>
          <table:table-cell table:style-name="Default" table:formula="of:=HEX2DEC([.E8])" office:value-type="float" office:value="3" calcext:value-type="float">
            <text:p>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bendPlus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3</text:p>
          </table:table-cell>
          <table:table-cell table:formula="of:=HEX2DEC([.K8])" office:value-type="float" office:value="83" calcext:value-type="float">
            <text:p>83</text:p>
          </table:table-cell>
          <table:table-cell table:formula="of:=COM.MICROSOFT.CONCAT(&quot;0x&quot;;DEC2HEX([.L8]+30))" office:value-type="string" office:string-value="0x71" calcext:value-type="string">
            <text:p>0x71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parameter2</text:p>
          </table:table-cell>
          <table:table-cell office:value-type="string" calcext:value-type="string">
            <text:p>0xB0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formula="of:=HEX2DEC([.E9])" office:value-type="float" office:value="4" calcext:value-type="float">
            <text:p>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parameter2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04</text:p>
          </table:table-cell>
          <table:table-cell table:formula="of:=HEX2DEC([.K9])" office:value-type="float" office:value="4" calcext:value-type="float">
            <text:p>4</text:p>
          </table:table-cell>
          <table:table-cell table:formula="of:=COM.MICROSOFT.CONCAT(&quot;0x&quot;;DEC2HEX([.L9]+30))" office:value-type="string" office:string-value="0x22" calcext:value-type="string">
            <text:p>0x22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bendPlus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formula="of:=HEX2DEC([.E10])" office:value-type="float" office:value="4" calcext:value-type="float">
            <text:p>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<text:span text:style-name="T1">TheNextBeatSX1</text:span>.leftDeck.bendPlusButton.input</text:p>
          </table:table-cell>
          <table:table-cell table:style-name="Default"/>
          <table:table-cell table:number-columns-repeated="2"/>
          <table:table-cell table:formula="of:=COM.MICROSOFT.CONCAT(&quot;0x&quot;;DEC2HEX([.L10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parameter1</text:p>
          </table:table-cell>
          <table:table-cell office:value-type="string" calcext:value-type="string">
            <text:p>0xB0</text:p>
          </table:table-cell>
          <table:table-cell table:style-name="ce4" office:value-type="float" office:value="5" calcext:value-type="float">
            <text:p>5</text:p>
          </table:table-cell>
          <table:table-cell table:style-name="Default" table:formula="of:=HEX2DEC([.E11])" office:value-type="float" office:value="5" calcext:value-type="float">
            <text:p>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parameter1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14</text:p>
          </table:table-cell>
          <table:table-cell table:formula="of:=HEX2DEC([.K11])" office:value-type="float" office:value="20" calcext:value-type="float">
            <text:p>20</text:p>
          </table:table-cell>
          <table:table-cell table:formula="of:=COM.MICROSOFT.CONCAT(&quot;0x&quot;;DEC2HEX([.L11]+30))" office:value-type="string" office:string-value="0x32" calcext:value-type="string">
            <text:p>0x32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pfl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" calcext:value-type="float">
            <text:p>5</text:p>
          </table:table-cell>
          <table:table-cell table:style-name="Default" table:formula="of:=HEX2DEC([.E12])" office:value-type="float" office:value="5" calcext:value-type="float">
            <text:p>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pfl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0</text:p>
          </table:table-cell>
          <table:table-cell table:formula="of:=HEX2DEC([.K12])" office:value-type="float" office:value="64" calcext:value-type="float">
            <text:p>64</text:p>
          </table:table-cell>
          <table:table-cell table:formula="of:=COM.MICROSOFT.CONCAT(&quot;0x&quot;;DEC2HEX([.L12]+30))" office:value-type="string" office:string-value="0x5E" calcext:value-type="string">
            <text:p>0x5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volume</text:p>
          </table:table-cell>
          <table:table-cell office:value-type="string" calcext:value-type="string">
            <text:p>0xB0</text:p>
          </table:table-cell>
          <table:table-cell table:style-name="ce4" office:value-type="float" office:value="6" calcext:value-type="float">
            <text:p>6</text:p>
          </table:table-cell>
          <table:table-cell table:style-name="Default" table:formula="of:=HEX2DEC([.E13])" office:value-type="float" office:value="6" calcext:value-type="float">
            <text:p>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volume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08</text:p>
          </table:table-cell>
          <table:table-cell table:formula="of:=HEX2DEC([.K13])" office:value-type="float" office:value="8" calcext:value-type="float">
            <text:p>8</text:p>
          </table:table-cell>
          <table:table-cell table:formula="of:=COM.MICROSOFT.CONCAT(&quot;0x&quot;;DEC2HEX([.L13]+30))" office:value-type="string" office:string-value="0x26" calcext:value-type="string">
            <text:p>0x26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enableButtons[1]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7" calcext:value-type="float">
            <text:p>7</text:p>
          </table:table-cell>
          <table:table-cell table:style-name="Default" table:formula="of:=HEX2DEC([.E14])" office:value-type="float" office:value="7" calcext:value-type="float">
            <text:p>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enableButtons[1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25</text:p>
          </table:table-cell>
          <table:table-cell table:formula="of:=HEX2DEC([.K14])" office:value-type="float" office:value="37" calcext:value-type="float">
            <text:p>37</text:p>
          </table:table-cell>
          <table:table-cell table:formula="of:=COM.MICROSOFT.CONCAT(&quot;0x&quot;;DEC2HEX([.L14]+30))" office:value-type="string" office:string-value="0x43" calcext:value-type="string">
            <text:p>0x43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knobs[1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7" calcext:value-type="float">
            <text:p>7</text:p>
          </table:table-cell>
          <table:table-cell table:style-name="Default" table:formula="of:=HEX2DEC([.E15])" office:value-type="float" office:value="7" calcext:value-type="float">
            <text:p>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knobs[1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25</text:p>
          </table:table-cell>
          <table:table-cell table:formula="of:=HEX2DEC([.K15])" office:value-type="float" office:value="37" calcext:value-type="float">
            <text:p>37</text:p>
          </table:table-cell>
          <table:table-cell table:formula="of:=COM.MICROSOFT.CONCAT(&quot;0x&quot;;DEC2HEX([.L15]+30))" office:value-type="string" office:string-value="0x43" calcext:value-type="string">
            <text:p>0x43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knobs[2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8" calcext:value-type="float">
            <text:p>8</text:p>
          </table:table-cell>
          <table:table-cell table:style-name="Default" table:formula="of:=HEX2DEC([.E16])" office:value-type="float" office:value="8" calcext:value-type="float">
            <text:p>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knobs[2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7F</text:p>
          </table:table-cell>
          <table:table-cell table:formula="of:=HEX2DEC([.K16])" office:value-type="float" office:value="127" calcext:value-type="float">
            <text:p>127</text:p>
          </table:table-cell>
          <table:table-cell table:formula="of:=COM.MICROSOFT.CONCAT(&quot;0x&quot;;DEC2HEX([.L16]+30))" office:value-type="string" office:string-value="0x9D" calcext:value-type="string">
            <text:p>0x9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enableButtons[3]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9" calcext:value-type="float">
            <text:p>9</text:p>
          </table:table-cell>
          <table:table-cell table:style-name="Default" table:formula="of:=HEX2DEC([.E17])" office:value-type="float" office:value="9" calcext:value-type="float">
            <text:p>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enableButtons[3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F</text:p>
          </table:table-cell>
          <table:table-cell table:formula="of:=HEX2DEC([.K17])" office:value-type="float" office:value="127" calcext:value-type="float">
            <text:p>127</text:p>
          </table:table-cell>
          <table:table-cell table:formula="of:=COM.MICROSOFT.CONCAT(&quot;0x&quot;;DEC2HEX([.L17]+30))" office:value-type="string" office:string-value="0x9D" calcext:value-type="string">
            <text:p>0x9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knobs[3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9" calcext:value-type="float">
            <text:p>9</text:p>
          </table:table-cell>
          <table:table-cell table:style-name="Default" table:formula="of:=HEX2DEC([.E18])" office:value-type="float" office:value="9" calcext:value-type="float">
            <text:p>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knobs[3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27</text:p>
          </table:table-cell>
          <table:table-cell table:formula="of:=HEX2DEC([.K18])" office:value-type="float" office:value="39" calcext:value-type="float">
            <text:p>39</text:p>
          </table:table-cell>
          <table:table-cell table:formula="of:=COM.MICROSOFT.CONCAT(&quot;0x&quot;;DEC2HEX([.L18]+30))" office:value-type="string" office:string-value="0x45" calcext:value-type="string">
            <text:p>0x45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dryWetKnob.input</text:p>
          </table:table-cell>
          <table:table-cell office:value-type="string" calcext:value-type="string">
            <text:p>0xB0</text:p>
          </table:table-cell>
          <table:table-cell table:style-name="ce4" office:value-type="string" calcext:value-type="string">
            <text:p>0A</text:p>
          </table:table-cell>
          <table:table-cell table:style-name="Default" table:formula="of:=HEX2DEC([.E19])" office:value-type="float" office:value="10" calcext:value-type="float">
            <text:p>1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dryWetKnob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7F</text:p>
          </table:table-cell>
          <table:table-cell table:formula="of:=HEX2DEC([.K19])" office:value-type="float" office:value="127" calcext:value-type="float">
            <text:p>127</text:p>
          </table:table-cell>
          <table:table-cell table:formula="of:=COM.MICROSOFT.CONCAT(&quot;0x&quot;;DEC2HEX([.L19]+30))" office:value-type="string" office:string-value="0x9D" calcext:value-type="string">
            <text:p>0x9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Shift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0A</text:p>
          </table:table-cell>
          <table:table-cell table:style-name="Default" table:formula="of:=HEX2DEC([.E20])" office:value-type="float" office:value="10" calcext:value-type="float">
            <text:p>1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Shif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3</text:p>
          </table:table-cell>
          <table:table-cell table:formula="of:=HEX2DEC([.K20])" office:value-type="float" office:value="51" calcext:value-type="float">
            <text:p>51</text:p>
          </table:table-cell>
          <table:table-cell table:formula="of:=COM.MICROSOFT.CONCAT(&quot;0x&quot;;DEC2HEX([.L20]+30))" office:value-type="string" office:string-value="0x51" calcext:value-type="string">
            <text:p>0x51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onJogSpin</text:p>
          </table:table-cell>
          <table:table-cell office:value-type="string" calcext:value-type="string">
            <text:p>0xB0</text:p>
          </table:table-cell>
          <table:table-cell table:style-name="ce4" office:value-type="string" calcext:value-type="string">
            <text:p>0B</text:p>
          </table:table-cell>
          <table:table-cell table:style-name="Default" table:formula="of:=HEX2DEC([.E21])" office:value-type="float" office:value="11" calcext:value-type="float">
            <text:p>1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onJogSpin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29</text:p>
          </table:table-cell>
          <table:table-cell table:formula="of:=HEX2DEC([.K21])" office:value-type="float" office:value="41" calcext:value-type="float">
            <text:p>41</text:p>
          </table:table-cell>
          <table:table-cell table:formula="of:=COM.MICROSOFT.CONCAT(&quot;0x&quot;;DEC2HEX([.L21]+30))" office:value-type="string" office:string-value="0x47" calcext:value-type="string">
            <text:p>0x47</text:p>
          </table:table-cell>
          <table:table-cell office:value-type="string" calcext:value-type="string">
            <text:p>-- SHIFT --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enableButtons[2]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0C</text:p>
          </table:table-cell>
          <table:table-cell table:style-name="Default" table:formula="of:=HEX2DEC([.E22])" office:value-type="float" office:value="12" calcext:value-type="float">
            <text:p>1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enableButtons[2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2A</text:p>
          </table:table-cell>
          <table:table-cell table:formula="of:=HEX2DEC([.K22])" office:value-type="float" office:value="42" calcext:value-type="float">
            <text:p>42</text:p>
          </table:table-cell>
          <table:table-cell table:formula="of:=COM.MICROSOFT.CONCAT(&quot;0x&quot;;DEC2HEX([.L22]+30))" office:value-type="string" office:string-value="0x48" calcext:value-type="string">
            <text:p>0x48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effectFocus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0E</text:p>
          </table:table-cell>
          <table:table-cell table:style-name="Default" table:formula="of:=HEX2DEC([.E23])" office:value-type="float" office:value="14" calcext:value-type="float">
            <text:p>1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effectFocus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0E</text:p>
          </table:table-cell>
          <table:table-cell table:formula="of:=HEX2DEC([.K23])" office:value-type="float" office:value="14" calcext:value-type="float">
            <text:p>14</text:p>
          </table:table-cell>
          <table:table-cell table:formula="of:=COM.MICROSOFT.CONCAT(&quot;0x&quot;;DEC2HEX([.L23]+30))" office:value-type="string" office:string-value="0x2C" calcext:value-type="string">
            <text:p>0x2C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gain</text:p>
          </table:table-cell>
          <table:table-cell office:value-type="string" calcext:value-type="string">
            <text:p>0xB0</text:p>
          </table:table-cell>
          <table:table-cell table:style-name="ce4" office:value-type="string" calcext:value-type="string">
            <text:p>0F</text:p>
          </table:table-cell>
          <table:table-cell table:style-name="Default" table:formula="of:=HEX2DEC([.E24])" office:value-type="float" office:value="15" calcext:value-type="float">
            <text:p>1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gain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17</text:p>
          </table:table-cell>
          <table:table-cell table:formula="of:=HEX2DEC([.K24])" office:value-type="float" office:value="23" calcext:value-type="float">
            <text:p>23</text:p>
          </table:table-cell>
          <table:table-cell table:formula="of:=COM.MICROSOFT.CONCAT(&quot;0x&quot;;DEC2HEX([.L24]+30))" office:value-type="string" office:string-value="0x35" calcext:value-type="string">
            <text:p>0x35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loopIn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F</text:p>
          </table:table-cell>
          <table:table-cell table:formula="of:=HEX2DEC([.E25])" office:value-type="float" office:value="15" calcext:value-type="float">
            <text:p>1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loopIn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2D</text:p>
          </table:table-cell>
          <table:table-cell table:formula="of:=HEX2DEC([.K25])" office:value-type="float" office:value="45" calcext:value-type="float">
            <text:p>45</text:p>
          </table:table-cell>
          <table:table-cell table:formula="of:=COM.MICROSOFT.CONCAT(&quot;0x&quot;;DEC2HEX([.L25]+30))" office:value-type="string" office:string-value="0x4B" calcext:value-type="string">
            <text:p>0x4B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headGain</text:p>
          </table:table-cell>
          <table:table-cell office:value-type="string" calcext:value-type="string">
            <text:p>0xB0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table:formula="of:=HEX2DEC([.E26])" office:value-type="float" office:value="16" calcext:value-type="float">
            <text:p>1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headMix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0D</text:p>
          </table:table-cell>
          <table:table-cell table:formula="of:=HEX2DEC([.K26])" office:value-type="float" office:value="13" calcext:value-type="float">
            <text:p>13</text:p>
          </table:table-cell>
          <table:table-cell table:formula="of:=COM.MICROSOFT.CONCAT(&quot;0x&quot;;DEC2HEX([.L26]+30))" office:value-type="string" office:string-value="0x2B" calcext:value-type="string">
            <text:p>0x2B</text:p>
          </table:table-cell>
          <table:table-cell office:value-type="string" calcext:value-type="string">
            <text:p>MIDI Learned from 2 messages.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loopOutButton.input</text:p>
          </table:table-cell>
          <table:table-cell office:value-type="string" calcext:value-type="string">
            <text:p>0x90</text:p>
          </table:table-cell>
          <table:table-cell office:value-type="float" office:value="10" calcext:value-type="float">
            <text:p>10</text:p>
          </table:table-cell>
          <table:table-cell table:formula="of:=HEX2DEC([.E27])" office:value-type="float" office:value="16" calcext:value-type="float">
            <text:p>1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loopOut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70</text:p>
          </table:table-cell>
          <table:table-cell table:formula="of:=HEX2DEC([.K27])" office:value-type="float" office:value="112" calcext:value-type="float">
            <text:p>112</text:p>
          </table:table-cell>
          <table:table-cell table:formula="of:=COM.MICROSOFT.CONCAT(&quot;0x&quot;;DEC2HEX([.L27]+30))" office:value-type="string" office:string-value="0x8E" calcext:value-type="string">
            <text:p>0x8E</text:p>
          </table:table-cell>
          <table:table-cell office:value-type="string" calcext:value-type="string">
            <text:p>Pending code adjust x10 DJ2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headMix</text:p>
          </table:table-cell>
          <table:table-cell office:value-type="string" calcext:value-type="string">
            <text:p>0xB0</text:p>
          </table:table-cell>
          <table:table-cell table:style-name="ce4" office:value-type="float" office:value="11" calcext:value-type="float">
            <text:p>11</text:p>
          </table:table-cell>
          <table:table-cell table:style-name="Default" table:formula="of:=HEX2DEC([.E28])" office:value-type="float" office:value="17" calcext:value-type="float">
            <text:p>1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headMix</text:p>
          </table:table-cell>
          <table:table-cell table:style-name="Default"/>
          <table:table-cell table:number-columns-repeated="2"/>
          <table:table-cell table:formula="of:=COM.MICROSOFT.CONCAT(&quot;0x&quot;;DEC2HEX([.L28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autoLoopButton.input</text:p>
          </table:table-cell>
          <table:table-cell office:value-type="string" calcext:value-type="string">
            <text:p>0x90</text:p>
          </table:table-cell>
          <table:table-cell office:value-type="float" office:value="11" calcext:value-type="float">
            <text:p>11</text:p>
          </table:table-cell>
          <table:table-cell table:formula="of:=HEX2DEC([.E29])" office:value-type="float" office:value="17" calcext:value-type="float">
            <text:p>1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autoLoop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51</text:p>
          </table:table-cell>
          <table:table-cell table:formula="of:=HEX2DEC([.K29])" office:value-type="float" office:value="81" calcext:value-type="float">
            <text:p>81</text:p>
          </table:table-cell>
          <table:table-cell table:formula="of:=COM.MICROSOFT.CONCAT(&quot;0x&quot;;DEC2HEX([.L29]+30))" office:value-type="string" office:string-value="0x6F" calcext:value-type="string">
            <text:p>0x6F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crossfader</text:p>
          </table:table-cell>
          <table:table-cell office:value-type="string" calcext:value-type="string">
            <text:p>0xB0</text:p>
          </table:table-cell>
          <table:table-cell table:style-name="ce4" office:value-type="float" office:value="12" calcext:value-type="float">
            <text:p>12</text:p>
          </table:table-cell>
          <table:table-cell table:style-name="Default" table:formula="of:=HEX2DEC([.E30])" office:value-type="float" office:value="18" calcext:value-type="float">
            <text:p>1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crossfader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0A</text:p>
          </table:table-cell>
          <table:table-cell table:formula="of:=HEX2DEC([.K30])" office:value-type="float" office:value="10" calcext:value-type="float">
            <text:p>10</text:p>
          </table:table-cell>
          <table:table-cell table:formula="of:=COM.MICROSOFT.CONCAT(&quot;0x&quot;;DEC2HEX([.L30]+30))" office:value-type="string" office:string-value="0x28" calcext:value-type="string">
            <text:p>0x28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loopActiveButton.input</text:p>
          </table:table-cell>
          <table:table-cell office:value-type="string" calcext:value-type="string">
            <text:p>0x90</text:p>
          </table:table-cell>
          <table:table-cell office:value-type="float" office:value="12" calcext:value-type="float">
            <text:p>12</text:p>
          </table:table-cell>
          <table:table-cell table:formula="of:=HEX2DEC([.E31])" office:value-type="float" office:value="18" calcext:value-type="float">
            <text:p>1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loopActive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12</text:p>
          </table:table-cell>
          <table:table-cell table:formula="of:=HEX2DEC([.K31])" office:value-type="float" office:value="18" calcext:value-type="float">
            <text:p>18</text:p>
          </table:table-cell>
          <table:table-cell table:formula="of:=COM.MICROSOFT.CONCAT(&quot;0x&quot;;DEC2HEX([.L31]+30))" office:value-type="string" office:string-value="0x30" calcext:value-type="string">
            <text:p>0x30</text:p>
          </table:table-cell>
          <table:table-cell/>
        </table:table-row>
        <table:table-row table:style-name="ro2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load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13" calcext:value-type="float">
            <text:p>13</text:p>
          </table:table-cell>
          <table:table-cell table:style-name="Default" table:formula="of:=HEX2DEC([.E32])" office:value-type="float" office:value="19" calcext:value-type="float">
            <text:p>1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load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1</text:p>
          </table:table-cell>
          <table:table-cell table:formula="of:=HEX2DEC([.K32])" office:value-type="float" office:value="49" calcext:value-type="float">
            <text:p>49</text:p>
          </table:table-cell>
          <table:table-cell table:formula="of:=COM.MICROSOFT.CONCAT(&quot;0x&quot;;DEC2HEX([.L32]+30))" office:value-type="string" office:string-value="0x4F" calcext:value-type="string">
            <text:p>0x4F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RDJ2.trax.traxKnob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13" calcext:value-type="float">
            <text:p>13</text:p>
          </table:table-cell>
          <table:table-cell table:style-name="Default" table:formula="of:=HEX2DEC([.E33])" office:value-type="float" office:value="19" calcext:value-type="float">
            <text:p>1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TheNextBeatSX1.trax.traxKnob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13</text:p>
          </table:table-cell>
          <table:table-cell table:formula="of:=HEX2DEC([.K33])" office:value-type="float" office:value="19" calcext:value-type="float">
            <text:p>19</text:p>
          </table:table-cell>
          <table:table-cell table:formula="of:=COM.MICROSOFT.CONCAT(&quot;0x&quot;;DEC2HEX([.L33]+30))" office:value-type="string" office:string-value="0x31" calcext:value-type="string">
            <text:p>0x31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RDJ2.leftDeck.highKillQuickEffect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14" calcext:value-type="float">
            <text:p>14</text:p>
          </table:table-cell>
          <table:table-cell table:style-name="Default" table:formula="of:=HEX2DEC([.E34])" office:value-type="float" office:value="20" calcext:value-type="float">
            <text:p>2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TheNextBeatSX1.leftDeck.highKillQuickEffec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4</text:p>
          </table:table-cell>
          <table:table-cell table:formula="of:=HEX2DEC([.K34])" office:value-type="float" office:value="116" calcext:value-type="float">
            <text:p>116</text:p>
          </table:table-cell>
          <table:table-cell table:formula="of:=COM.MICROSOFT.CONCAT(&quot;0x&quot;;DEC2HEX([.L34]+30))" office:value-type="string" office:string-value="0x92" calcext:value-type="string">
            <text:p>0x92</text:p>
          </table:table-cell>
          <table:table-cell office:value-type="string" calcext:value-type="string">
            <text:p>DJ2: x14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button_parameter2</text:p>
          </table:table-cell>
          <table:table-cell office:value-type="string" calcext:value-type="string">
            <text:p>0x90</text:p>
          </table:table-cell>
          <table:table-cell table:style-name="ce4" office:value-type="float" office:value="15" calcext:value-type="float">
            <text:p>15</text:p>
          </table:table-cell>
          <table:table-cell table:style-name="Default" table:formula="of:=HEX2DEC([.E35])" office:value-type="float" office:value="21" calcext:value-type="float">
            <text:p>2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button_parameter2</text:p>
          </table:table-cell>
          <table:table-cell table:style-name="Default"/>
          <table:table-cell table:number-columns-repeated="2"/>
          <table:table-cell table:formula="of:=COM.MICROSOFT.CONCAT(&quot;0x&quot;;DEC2HEX([.L35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1]_Effect1]</text:p>
          </table:table-cell>
          <table:table-cell table:style-name="ce2" office:value-type="string" calcext:value-type="string">
            <text:p>button_parameter1</text:p>
          </table:table-cell>
          <table:table-cell office:value-type="string" calcext:value-type="string">
            <text:p>0x90</text:p>
          </table:table-cell>
          <table:table-cell table:style-name="ce4" office:value-type="float" office:value="16" calcext:value-type="float">
            <text:p>16</text:p>
          </table:table-cell>
          <table:table-cell table:style-name="Default" table:formula="of:=HEX2DEC([.E36])" office:value-type="float" office:value="22" calcext:value-type="float">
            <text:p>2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button_parameter1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2</text:p>
          </table:table-cell>
          <table:table-cell table:formula="of:=HEX2DEC([.K36])" office:value-type="float" office:value="82" calcext:value-type="float">
            <text:p>82</text:p>
          </table:table-cell>
          <table:table-cell table:formula="of:=COM.MICROSOFT.CONCAT(&quot;0x&quot;;DEC2HEX([.L36]+30))" office:value-type="string" office:string-value="0x70" calcext:value-type="string">
            <text:p>0x70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cue_play</text:p>
          </table:table-cell>
          <table:table-cell office:value-type="string" calcext:value-type="string">
            <text:p>0x90</text:p>
          </table:table-cell>
          <table:table-cell table:style-name="ce4" office:value-type="float" office:value="17" calcext:value-type="float">
            <text:p>17</text:p>
          </table:table-cell>
          <table:table-cell table:style-name="Default" table:formula="of:=HEX2DEC([.E37])" office:value-type="float" office:value="23" calcext:value-type="float">
            <text:p>2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cue_default</text:p>
          </table:table-cell>
          <table:table-cell table:style-name="Default" office:value-type="string" calcext:value-type="string">
            <text:p>0x80</text:p>
          </table:table-cell>
          <table:table-cell office:value-type="string" calcext:value-type="string">
            <text:p>42</text:p>
          </table:table-cell>
          <table:table-cell table:formula="of:=HEX2DEC([.K37])" office:value-type="float" office:value="66" calcext:value-type="float">
            <text:p>66</text:p>
          </table:table-cell>
          <table:table-cell table:formula="of:=COM.MICROSOFT.CONCAT(&quot;0x&quot;;DEC2HEX([.L37]+30))" office:value-type="string" office:string-value="0x60" calcext:value-type="string">
            <text:p>0x60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cue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18" calcext:value-type="float">
            <text:p>18</text:p>
          </table:table-cell>
          <table:table-cell table:style-name="Default" table:formula="of:=HEX2DEC([.E38])" office:value-type="float" office:value="24" calcext:value-type="float">
            <text:p>2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cue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6</text:p>
          </table:table-cell>
          <table:table-cell table:formula="of:=HEX2DEC([.K38])" office:value-type="float" office:value="54" calcext:value-type="float">
            <text:p>54</text:p>
          </table:table-cell>
          <table:table-cell table:formula="of:=COM.MICROSOFT.CONCAT(&quot;0x&quot;;DEC2HEX([.L38]+30))" office:value-type="string" office:string-value="0x54" calcext:value-type="string">
            <text:p>0x54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play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19" calcext:value-type="float">
            <text:p>19</text:p>
          </table:table-cell>
          <table:table-cell table:style-name="Default" table:formula="of:=HEX2DEC([.E39])" office:value-type="float" office:value="25" calcext:value-type="float">
            <text:p>2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play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7</text:p>
          </table:table-cell>
          <table:table-cell table:formula="of:=HEX2DEC([.K39])" office:value-type="float" office:value="55" calcext:value-type="float">
            <text:p>55</text:p>
          </table:table-cell>
          <table:table-cell table:formula="of:=COM.MICROSOFT.CONCAT(&quot;0x&quot;;DEC2HEX([.L39]+30))" office:value-type="string" office:string-value="0x55" calcext:value-type="string">
            <text:p>0x55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1A</text:p>
          </table:table-cell>
          <table:table-cell table:style-name="Default" table:formula="of:=HEX2DEC([.E40])" office:value-type="float" office:value="26" calcext:value-type="float">
            <text:p>2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1B</text:p>
          </table:table-cell>
          <table:table-cell table:formula="of:=HEX2DEC([.K40])" office:value-type="float" office:value="27" calcext:value-type="float">
            <text:p>27</text:p>
          </table:table-cell>
          <table:table-cell table:formula="of:=COM.MICROSOFT.CONCAT(&quot;0x&quot;;DEC2HEX([.L40]+30))" office:value-type="string" office:string-value="0x39" calcext:value-type="string">
            <text:p>0x39</text:p>
          </table:table-cell>
          <table:table-cell office:value-type="string" calcext:value-type="string">
            <text:p>D01 -- FX DRY/WET -- NOT AVAILABLE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1B</text:p>
          </table:table-cell>
          <table:table-cell table:style-name="Default" table:formula="of:=HEX2DEC([.E41])" office:value-type="float" office:value="27" calcext:value-type="float">
            <text:p>2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8</text:p>
          </table:table-cell>
          <table:table-cell table:formula="of:=HEX2DEC([.K41])" office:value-type="float" office:value="72" calcext:value-type="float">
            <text:p>72</text:p>
          </table:table-cell>
          <table:table-cell table:formula="of:=COM.MICROSOFT.CONCAT(&quot;0x&quot;;DEC2HEX([.L41]+30))" office:value-type="string" office:string-value="0x66" calcext:value-type="string">
            <text:p>0x66</text:p>
          </table:table-cell>
          <table:table-cell office:value-type="string" calcext:value-type="string">
            <text:p>D01 Vinyl <text:s/>-- SCRATCH -- NO SHIFT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1C</text:p>
          </table:table-cell>
          <table:table-cell table:style-name="Default" table:formula="of:=HEX2DEC([.E42])" office:value-type="float" office:value="28" calcext:value-type="float">
            <text:p>2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9</text:p>
          </table:table-cell>
          <table:table-cell table:formula="of:=HEX2DEC([.K42])" office:value-type="float" office:value="57" calcext:value-type="float">
            <text:p>57</text:p>
          </table:table-cell>
          <table:table-cell table:formula="of:=COM.MICROSOFT.CONCAT(&quot;0x&quot;;DEC2HEX([.L42]+30))" office:value-type="string" office:string-value="0x57" calcext:value-type="string">
            <text:p>0x57</text:p>
          </table:table-cell>
          <table:table-cell office:value-type="string" calcext:value-type="string">
            <text:p>D01 Vinyl -- SCRATCH SHIFT --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onJogTouch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1D</text:p>
          </table:table-cell>
          <table:table-cell table:style-name="Default" table:formula="of:=HEX2DEC([.E43])" office:value-type="float" office:value="29" calcext:value-type="float">
            <text:p>2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onJogTouch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D</text:p>
          </table:table-cell>
          <table:table-cell table:formula="of:=HEX2DEC([.K43])" office:value-type="float" office:value="77" calcext:value-type="float">
            <text:p>77</text:p>
          </table:table-cell>
          <table:table-cell table:formula="of:=COM.MICROSOFT.CONCAT(&quot;0x&quot;;DEC2HEX([.L43]+30))" office:value-type="string" office:string-value="0x6B" calcext:value-type="string">
            <text:p>0x6B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RDJ2.trax.trax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1E</text:p>
          </table:table-cell>
          <table:table-cell table:style-name="Default" table:formula="of:=HEX2DEC([.E44])" office:value-type="float" office:value="30" calcext:value-type="float">
            <text:p>3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TheNextBeatSX1.trax.trax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1E</text:p>
          </table:table-cell>
          <table:table-cell table:formula="of:=HEX2DEC([.K44])" office:value-type="float" office:value="30" calcext:value-type="float">
            <text:p>30</text:p>
          </table:table-cell>
          <table:table-cell table:formula="of:=COM.MICROSOFT.CONCAT(&quot;0x&quot;;DEC2HEX([.L44]+30))" office:value-type="string" office:string-value="0x3C" calcext:value-type="string">
            <text:p>0x3C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sync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1F</text:p>
          </table:table-cell>
          <table:table-cell table:style-name="Default" table:formula="of:=HEX2DEC([.E45])" office:value-type="float" office:value="31" calcext:value-type="float">
            <text:p>3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sync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4</text:p>
          </table:table-cell>
          <table:table-cell table:formula="of:=HEX2DEC([.K45])" office:value-type="float" office:value="68" calcext:value-type="float">
            <text:p>68</text:p>
          </table:table-cell>
          <table:table-cell table:formula="of:=COM.MICROSOFT.CONCAT(&quot;0x&quot;;DEC2HEX([.L45]+30))" office:value-type="string" office:string-value="0x62" calcext:value-type="string">
            <text:p>0x62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GoToItem</text:p>
          </table:table-cell>
          <table:table-cell office:value-type="string" calcext:value-type="string">
            <text:p>0x90</text:p>
          </table:table-cell>
          <table:table-cell table:style-name="ce4" office:value-type="float" office:value="21" calcext:value-type="float">
            <text:p>21</text:p>
          </table:table-cell>
          <table:table-cell table:style-name="Default" table:formula="of:=HEX2DEC([.E46])" office:value-type="float" office:value="33" calcext:value-type="float">
            <text:p>3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GoToItem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D</text:p>
          </table:table-cell>
          <table:table-cell table:formula="of:=HEX2DEC([.K46])" office:value-type="float" office:value="93" calcext:value-type="float">
            <text:p>93</text:p>
          </table:table-cell>
          <table:table-cell table:formula="of:=COM.MICROSOFT.CONCAT(&quot;0x&quot;;DEC2HEX([.L46]+30))" office:value-type="string" office:string-value="0x7B" calcext:value-type="string">
            <text:p>0x7B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QuickEffectRack1_[Channel1]]</text:p>
          </table:table-cell>
          <table:table-cell table:style-name="ce2" office:value-type="string" calcext:value-type="string">
            <text:p>super1</text:p>
          </table:table-cell>
          <table:table-cell office:value-type="string" calcext:value-type="string">
            <text:p>0xB0</text:p>
          </table:table-cell>
          <table:table-cell table:style-name="ce4" office:value-type="float" office:value="21" calcext:value-type="float">
            <text:p>21</text:p>
          </table:table-cell>
          <table:table-cell table:style-name="Default" table:formula="of:=HEX2DEC([.E47])" office:value-type="float" office:value="33" calcext:value-type="float">
            <text:p>3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QuickEffectRack1_[Channel1]]</text:p>
          </table:table-cell>
          <table:table-cell table:style-name="ce2" office:value-type="string" calcext:value-type="string">
            <text:p>super1</text:p>
          </table:table-cell>
          <table:table-cell table:style-name="Default"/>
          <table:table-cell table:number-columns-repeated="2"/>
          <table:table-cell table:formula="of:=COM.MICROSOFT.CONCAT(&quot;0x&quot;;DEC2HEX([.L47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GoToItem</text:p>
          </table:table-cell>
          <table:table-cell office:value-type="string" calcext:value-type="string">
            <text:p>0x90</text:p>
          </table:table-cell>
          <table:table-cell table:style-name="ce4" office:value-type="float" office:value="22" calcext:value-type="float">
            <text:p>22</text:p>
          </table:table-cell>
          <table:table-cell table:style-name="Default" table:formula="of:=HEX2DEC([.E48])" office:value-type="float" office:value="34" calcext:value-type="float">
            <text:p>3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GoToItem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22</text:p>
          </table:table-cell>
          <table:table-cell table:formula="of:=HEX2DEC([.K48])" office:value-type="float" office:value="34" calcext:value-type="float">
            <text:p>34</text:p>
          </table:table-cell>
          <table:table-cell table:formula="of:=COM.MICROSOFT.CONCAT(&quot;0x&quot;;DEC2HEX([.L48]+30))" office:value-type="string" office:string-value="0x40" calcext:value-type="string">
            <text:p>0x40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enableButtons[1]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25" calcext:value-type="float">
            <text:p>25</text:p>
          </table:table-cell>
          <table:table-cell table:style-name="Default" table:formula="of:=HEX2DEC([.E49])" office:value-type="float" office:value="37" calcext:value-type="float">
            <text:p>3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enableButtons[1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07</text:p>
          </table:table-cell>
          <table:table-cell table:formula="of:=HEX2DEC([.K49])" office:value-type="float" office:value="7" calcext:value-type="float">
            <text:p>7</text:p>
          </table:table-cell>
          <table:table-cell table:formula="of:=COM.MICROSOFT.CONCAT(&quot;0x&quot;;DEC2HEX([.L49]+30))" office:value-type="string" office:string-value="0x25" calcext:value-type="string">
            <text:p>0x25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knobs[1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25" calcext:value-type="float">
            <text:p>25</text:p>
          </table:table-cell>
          <table:table-cell table:style-name="Default" table:formula="of:=HEX2DEC([.E50])" office:value-type="float" office:value="37" calcext:value-type="float">
            <text:p>3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knobs[1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16</text:p>
          </table:table-cell>
          <table:table-cell table:formula="of:=HEX2DEC([.K50])" office:value-type="float" office:value="22" calcext:value-type="float">
            <text:p>22</text:p>
          </table:table-cell>
          <table:table-cell table:formula="of:=COM.MICROSOFT.CONCAT(&quot;0x&quot;;DEC2HEX([.L50]+30))" office:value-type="string" office:string-value="0x34" calcext:value-type="string">
            <text:p>0x34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knobs[2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26" calcext:value-type="float">
            <text:p>26</text:p>
          </table:table-cell>
          <table:table-cell table:style-name="Default" table:formula="of:=HEX2DEC([.E51])" office:value-type="float" office:value="38" calcext:value-type="float">
            <text:p>3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knobs[2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26</text:p>
          </table:table-cell>
          <table:table-cell table:formula="of:=HEX2DEC([.K51])" office:value-type="float" office:value="38" calcext:value-type="float">
            <text:p>38</text:p>
          </table:table-cell>
          <table:table-cell table:formula="of:=COM.MICROSOFT.CONCAT(&quot;0x&quot;;DEC2HEX([.L51]+30))" office:value-type="string" office:string-value="0x44" calcext:value-type="string">
            <text:p>0x44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knobs[3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27" calcext:value-type="float">
            <text:p>27</text:p>
          </table:table-cell>
          <table:table-cell table:style-name="Default" table:formula="of:=HEX2DEC([.E52])" office:value-type="float" office:value="39" calcext:value-type="float">
            <text:p>3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knobs[3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7F</text:p>
          </table:table-cell>
          <table:table-cell table:formula="of:=HEX2DEC([.K52])" office:value-type="float" office:value="127" calcext:value-type="float">
            <text:p>127</text:p>
          </table:table-cell>
          <table:table-cell table:formula="of:=COM.MICROSOFT.CONCAT(&quot;0x&quot;;DEC2HEX([.L52]+30))" office:value-type="string" office:string-value="0x9D" calcext:value-type="string">
            <text:p>0x9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fx1Assignment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27" calcext:value-type="float">
            <text:p>27</text:p>
          </table:table-cell>
          <table:table-cell table:style-name="Default" table:formula="of:=HEX2DEC([.E53])" office:value-type="float" office:value="39" calcext:value-type="float">
            <text:p>3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fx1Assignmen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27</text:p>
          </table:table-cell>
          <table:table-cell table:formula="of:=HEX2DEC([.K53])" office:value-type="float" office:value="39" calcext:value-type="float">
            <text:p>39</text:p>
          </table:table-cell>
          <table:table-cell table:formula="of:=COM.MICROSOFT.CONCAT(&quot;0x&quot;;DEC2HEX([.L53]+30))" office:value-type="string" office:string-value="0x45" calcext:value-type="string">
            <text:p>0x45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loopsizeKnob.input</text:p>
          </table:table-cell>
          <table:table-cell office:value-type="string" calcext:value-type="string">
            <text:p>0xB0</text:p>
          </table:table-cell>
          <table:table-cell office:value-type="float" office:value="28" calcext:value-type="float">
            <text:p>28</text:p>
          </table:table-cell>
          <table:table-cell table:formula="of:=HEX2DEC([.E54])" office:value-type="float" office:value="40" calcext:value-type="float">
            <text:p>4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loopsizeKnob.input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28</text:p>
          </table:table-cell>
          <table:table-cell table:formula="of:=HEX2DEC([.K54])" office:value-type="float" office:value="40" calcext:value-type="float">
            <text:p>40</text:p>
          </table:table-cell>
          <table:table-cell table:formula="of:=COM.MICROSOFT.CONCAT(&quot;0x&quot;;DEC2HEX([.L54]+30))" office:value-type="string" office:string-value="0x46" calcext:value-type="string">
            <text:p>0x46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onJogSpin</text:p>
          </table:table-cell>
          <table:table-cell office:value-type="string" calcext:value-type="string">
            <text:p>0xB0</text:p>
          </table:table-cell>
          <table:table-cell table:style-name="ce4" office:value-type="float" office:value="29" calcext:value-type="float">
            <text:p>29</text:p>
          </table:table-cell>
          <table:table-cell table:style-name="Default" table:formula="of:=HEX2DEC([.E55])" office:value-type="float" office:value="41" calcext:value-type="float">
            <text:p>4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onJogSpin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19</text:p>
          </table:table-cell>
          <table:table-cell table:formula="of:=HEX2DEC([.K55])" office:value-type="float" office:value="25" calcext:value-type="float">
            <text:p>25</text:p>
          </table:table-cell>
          <table:table-cell table:formula="of:=COM.MICROSOFT.CONCAT(&quot;0x&quot;;DEC2HEX([.L55]+30))" office:value-type="string" office:string-value="0x37" calcext:value-type="string">
            <text:p>0x37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fx1.enableButtons[2]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2A</text:p>
          </table:table-cell>
          <table:table-cell table:style-name="Default" table:formula="of:=HEX2DEC([.E56])" office:value-type="float" office:value="42" calcext:value-type="float">
            <text:p>4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fx1.enableButtons[2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0C</text:p>
          </table:table-cell>
          <table:table-cell table:formula="of:=HEX2DEC([.K56])" office:value-type="float" office:value="12" calcext:value-type="float">
            <text:p>12</text:p>
          </table:table-cell>
          <table:table-cell table:formula="of:=COM.MICROSOFT.CONCAT(&quot;0x&quot;;DEC2HEX([.L56]+30))" office:value-type="string" office:string-value="0x2A" calcext:value-type="string">
            <text:p>0x2A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fx2Assignment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2C</text:p>
          </table:table-cell>
          <table:table-cell table:style-name="Default" table:formula="of:=HEX2DEC([.E57])" office:value-type="float" office:value="44" calcext:value-type="float">
            <text:p>4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fx2Assignmen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2C</text:p>
          </table:table-cell>
          <table:table-cell table:formula="of:=HEX2DEC([.K57])" office:value-type="float" office:value="44" calcext:value-type="float">
            <text:p>44</text:p>
          </table:table-cell>
          <table:table-cell table:formula="of:=COM.MICROSOFT.CONCAT(&quot;0x&quot;;DEC2HEX([.L57]+30))" office:value-type="string" office:string-value="0x4A" calcext:value-type="string">
            <text:p>0x4A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loopIn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2D</text:p>
          </table:table-cell>
          <table:table-cell table:formula="of:=HEX2DEC([.E58])" office:value-type="float" office:value="45" calcext:value-type="float">
            <text:p>4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loopIn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F</text:p>
          </table:table-cell>
          <table:table-cell table:formula="of:=HEX2DEC([.K58])" office:value-type="float" office:value="15" calcext:value-type="float">
            <text:p>15</text:p>
          </table:table-cell>
          <table:table-cell table:formula="of:=COM.MICROSOFT.CONCAT(&quot;0x&quot;;DEC2HEX([.L58]+30))" office:value-type="string" office:string-value="0x2D" calcext:value-type="string">
            <text:p>0x2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loopOut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2E</text:p>
          </table:table-cell>
          <table:table-cell table:formula="of:=HEX2DEC([.E59])" office:value-type="float" office:value="46" calcext:value-type="float">
            <text:p>4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loopOut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2E</text:p>
          </table:table-cell>
          <table:table-cell table:formula="of:=HEX2DEC([.K59])" office:value-type="float" office:value="46" calcext:value-type="float">
            <text:p>46</text:p>
          </table:table-cell>
          <table:table-cell table:formula="of:=COM.MICROSOFT.CONCAT(&quot;0x&quot;;DEC2HEX([.L59]+30))" office:value-type="string" office:string-value="0x4C" calcext:value-type="string">
            <text:p>0x4C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autoLoop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2F</text:p>
          </table:table-cell>
          <table:table-cell table:formula="of:=HEX2DEC([.E60])" office:value-type="float" office:value="47" calcext:value-type="float">
            <text:p>4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bendMinus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3</text:p>
          </table:table-cell>
          <table:table-cell table:formula="of:=HEX2DEC([.K60])" office:value-type="float" office:value="3" calcext:value-type="float">
            <text:p>3</text:p>
          </table:table-cell>
          <table:table-cell table:formula="of:=COM.MICROSOFT.CONCAT(&quot;0x&quot;;DEC2HEX([.L60]+30))" office:value-type="string" office:string-value="0x21" calcext:value-type="string">
            <text:p>0x21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loopActiveButton.input</text:p>
          </table:table-cell>
          <table:table-cell office:value-type="string" calcext:value-type="string">
            <text:p>0x90</text:p>
          </table:table-cell>
          <table:table-cell office:value-type="float" office:value="30" calcext:value-type="float">
            <text:p>30</text:p>
          </table:table-cell>
          <table:table-cell table:formula="of:=HEX2DEC([.E61])" office:value-type="float" office:value="48" calcext:value-type="float">
            <text:p>4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loopActive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30</text:p>
          </table:table-cell>
          <table:table-cell table:formula="of:=HEX2DEC([.K61])" office:value-type="float" office:value="48" calcext:value-type="float">
            <text:p>48</text:p>
          </table:table-cell>
          <table:table-cell table:formula="of:=COM.MICROSOFT.CONCAT(&quot;0x&quot;;DEC2HEX([.L61]+30))" office:value-type="string" office:string-value="0x4E" calcext:value-type="string">
            <text:p>0x4E</text:p>
          </table:table-cell>
          <table:table-cell/>
        </table:table-row>
        <table:table-row table:style-name="ro2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load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31" calcext:value-type="float">
            <text:p>31</text:p>
          </table:table-cell>
          <table:table-cell table:style-name="Default" table:formula="of:=HEX2DEC([.E62])" office:value-type="float" office:value="49" calcext:value-type="float">
            <text:p>4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load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B</text:p>
          </table:table-cell>
          <table:table-cell table:formula="of:=HEX2DEC([.K62])" office:value-type="float" office:value="75" calcext:value-type="float">
            <text:p>75</text:p>
          </table:table-cell>
          <table:table-cell table:formula="of:=COM.MICROSOFT.CONCAT(&quot;0x&quot;;DEC2HEX([.L62]+30))" office:value-type="string" office:string-value="0x69" calcext:value-type="string">
            <text:p>0x69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RDJ2.trax.traxKnob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31" calcext:value-type="float">
            <text:p>31</text:p>
          </table:table-cell>
          <table:table-cell table:style-name="Default" table:formula="of:=HEX2DEC([.E63])" office:value-type="float" office:value="49" calcext:value-type="float">
            <text:p>4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TheNextBeatSX1.trax.traxKnob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31</text:p>
          </table:table-cell>
          <table:table-cell table:formula="of:=HEX2DEC([.K63])" office:value-type="float" office:value="49" calcext:value-type="float">
            <text:p>49</text:p>
          </table:table-cell>
          <table:table-cell table:formula="of:=COM.MICROSOFT.CONCAT(&quot;0x&quot;;DEC2HEX([.L63]+30))" office:value-type="string" office:string-value="0x4F" calcext:value-type="string">
            <text:p>0x4F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QuickEffectRack1_[Channel1]_Effect1]</text:p>
          </table:table-cell>
          <table:table-cell table:style-name="ce2" office:value-type="string" calcext:value-type="string">
            <text:p>RDJ2.leftDeck.highKillQuickEffect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32" calcext:value-type="float">
            <text:p>32</text:p>
          </table:table-cell>
          <table:table-cell table:style-name="Default" table:formula="of:=HEX2DEC([.E64])" office:value-type="float" office:value="50" calcext:value-type="float">
            <text:p>5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QuickEffectRack1_[Channel1]_Effect1]</text:p>
          </table:table-cell>
          <table:table-cell table:style-name="ce2" office:value-type="string" calcext:value-type="string">
            <text:p>TheNextBeatSX1.leftDeck.highKillQuickEffec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2</text:p>
          </table:table-cell>
          <table:table-cell table:formula="of:=HEX2DEC([.K64])" office:value-type="float" office:value="50" calcext:value-type="float">
            <text:p>50</text:p>
          </table:table-cell>
          <table:table-cell table:formula="of:=COM.MICROSOFT.CONCAT(&quot;0x&quot;;DEC2HEX([.L64]+30))" office:value-type="string" office:string-value="0x50" calcext:value-type="string">
            <text:p>0x50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cue_gotoandplay</text:p>
          </table:table-cell>
          <table:table-cell office:value-type="string" calcext:value-type="string">
            <text:p>0x90</text:p>
          </table:table-cell>
          <table:table-cell table:style-name="ce4" office:value-type="float" office:value="35" calcext:value-type="float">
            <text:p>35</text:p>
          </table:table-cell>
          <table:table-cell table:style-name="Default" table:formula="of:=HEX2DEC([.E65])" office:value-type="float" office:value="53" calcext:value-type="float">
            <text:p>5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cue_default</text:p>
          </table:table-cell>
          <table:table-cell table:style-name="Default" office:value-type="string" calcext:value-type="string">
            <text:p>0x80</text:p>
          </table:table-cell>
          <table:table-cell office:value-type="string" calcext:value-type="string">
            <text:p>3B</text:p>
          </table:table-cell>
          <table:table-cell table:formula="of:=HEX2DEC([.K65])" office:value-type="float" office:value="59" calcext:value-type="float">
            <text:p>59</text:p>
          </table:table-cell>
          <table:table-cell table:formula="of:=COM.MICROSOFT.CONCAT(&quot;0x&quot;;DEC2HEX([.L65]+30))" office:value-type="string" office:string-value="0x59" calcext:value-type="string">
            <text:p>0x59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cue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36" calcext:value-type="float">
            <text:p>36</text:p>
          </table:table-cell>
          <table:table-cell table:style-name="Default" table:formula="of:=HEX2DEC([.E66])" office:value-type="float" office:value="54" calcext:value-type="float">
            <text:p>5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cue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8</text:p>
          </table:table-cell>
          <table:table-cell table:formula="of:=HEX2DEC([.K66])" office:value-type="float" office:value="120" calcext:value-type="float">
            <text:p>120</text:p>
          </table:table-cell>
          <table:table-cell table:formula="of:=COM.MICROSOFT.CONCAT(&quot;0x&quot;;DEC2HEX([.L66]+30))" office:value-type="string" office:string-value="0x96" calcext:value-type="string">
            <text:p>0x96</text:p>
          </table:table-cell>
          <table:table-cell office:value-type="string" calcext:value-type="string">
            <text:p>DJ2: x18 pending research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play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37" calcext:value-type="float">
            <text:p>37</text:p>
          </table:table-cell>
          <table:table-cell table:style-name="Default" table:formula="of:=HEX2DEC([.E67])" office:value-type="float" office:value="55" calcext:value-type="float">
            <text:p>5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play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A</text:p>
          </table:table-cell>
          <table:table-cell table:formula="of:=HEX2DEC([.K67])" office:value-type="float" office:value="74" calcext:value-type="float">
            <text:p>74</text:p>
          </table:table-cell>
          <table:table-cell table:formula="of:=COM.MICROSOFT.CONCAT(&quot;0x&quot;;DEC2HEX([.L67]+30))" office:value-type="string" office:string-value="0x68" calcext:value-type="string">
            <text:p>0x68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38" calcext:value-type="float">
            <text:p>38</text:p>
          </table:table-cell>
          <table:table-cell table:style-name="Default" table:formula="of:=HEX2DEC([.E68])" office:value-type="float" office:value="56" calcext:value-type="float">
            <text:p>5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A</text:p>
          </table:table-cell>
          <table:table-cell table:formula="of:=HEX2DEC([.K68])" office:value-type="float" office:value="58" calcext:value-type="float">
            <text:p>58</text:p>
          </table:table-cell>
          <table:table-cell table:formula="of:=COM.MICROSOFT.CONCAT(&quot;0x&quot;;DEC2HEX([.L68]+30))" office:value-type="string" office:string-value="0x58" calcext:value-type="string">
            <text:p>0x58</text:p>
          </table:table-cell>
          <table:table-cell office:value-type="string" calcext:value-type="string">
            <text:p>D01 -- FX DRY/WET SHIFT -- NOT AVALIABLE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39" calcext:value-type="float">
            <text:p>39</text:p>
          </table:table-cell>
          <table:table-cell table:style-name="Default" table:formula="of:=HEX2DEC([.E69])" office:value-type="float" office:value="57" calcext:value-type="float">
            <text:p>5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TheNextBeatSX1.lef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8</text:p>
          </table:table-cell>
          <table:table-cell table:formula="of:=HEX2DEC([.K69])" office:value-type="float" office:value="56" calcext:value-type="float">
            <text:p>56</text:p>
          </table:table-cell>
          <table:table-cell table:formula="of:=COM.MICROSOFT.CONCAT(&quot;0x&quot;;DEC2HEX([.L69]+30))" office:value-type="string" office:string-value="0x56" calcext:value-type="string">
            <text:p>0x56</text:p>
          </table:table-cell>
          <table:table-cell office:value-type="string" calcext:value-type="string">
            <text:p>D01 Vinyl -- SEARCH SHIFT --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DJ2.lef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3A</text:p>
          </table:table-cell>
          <table:table-cell table:style-name="Default" table:formula="of:=HEX2DEC([.E70])" office:value-type="float" office:value="58" calcext:value-type="float">
            <text:p>5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<text:span text:style-name="T1">TheNextBeatSX1</text:span>.leftDeck.jogModeSelector.input</text:p>
          </table:table-cell>
          <table:table-cell table:style-name="Default"/>
          <table:table-cell table:number-columns-repeated="2"/>
          <table:table-cell table:formula="of:=COM.MICROSOFT.CONCAT(&quot;0x&quot;;DEC2HEX([.L70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RDJ2.trax.trax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3C</text:p>
          </table:table-cell>
          <table:table-cell table:style-name="Default" table:formula="of:=HEX2DEC([.E71])" office:value-type="float" office:value="60" calcext:value-type="float">
            <text:p>6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TheNextBeatSX1.trax.trax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F</text:p>
          </table:table-cell>
          <table:table-cell table:formula="of:=HEX2DEC([.K71])" office:value-type="float" office:value="127" calcext:value-type="float">
            <text:p>127</text:p>
          </table:table-cell>
          <table:table-cell table:formula="of:=COM.MICROSOFT.CONCAT(&quot;0x&quot;;DEC2HEX([.L71]+30))" office:value-type="string" office:string-value="0x9D" calcext:value-type="string">
            <text:p>0x9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sync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3D</text:p>
          </table:table-cell>
          <table:table-cell table:style-name="Default" table:formula="of:=HEX2DEC([.E72])" office:value-type="float" office:value="61" calcext:value-type="float">
            <text:p>6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sync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6</text:p>
          </table:table-cell>
          <table:table-cell table:formula="of:=HEX2DEC([.K72])" office:value-type="float" office:value="70" calcext:value-type="float">
            <text:p>70</text:p>
          </table:table-cell>
          <table:table-cell table:formula="of:=COM.MICROSOFT.CONCAT(&quot;0x&quot;;DEC2HEX([.L72]+30))" office:value-type="string" office:string-value="0x64" calcext:value-type="string">
            <text:p>0x64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keylock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3E</text:p>
          </table:table-cell>
          <table:table-cell table:style-name="Default" table:formula="of:=HEX2DEC([.E73])" office:value-type="float" office:value="62" calcext:value-type="float">
            <text:p>6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keylock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E</text:p>
          </table:table-cell>
          <table:table-cell table:formula="of:=HEX2DEC([.K73])" office:value-type="float" office:value="62" calcext:value-type="float">
            <text:p>62</text:p>
          </table:table-cell>
          <table:table-cell table:formula="of:=COM.MICROSOFT.CONCAT(&quot;0x&quot;;DEC2HEX([.L73]+30))" office:value-type="string" office:string-value="0x5C" calcext:value-type="string">
            <text:p>0x5C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pregain</text:p>
          </table:table-cell>
          <table:table-cell office:value-type="string" calcext:value-type="string">
            <text:p>0xB0</text:p>
          </table:table-cell>
          <table:table-cell table:style-name="ce4" office:value-type="string" calcext:value-type="string">
            <text:p>3E</text:p>
          </table:table-cell>
          <table:table-cell table:style-name="Default" table:formula="of:=HEX2DEC([.E74])" office:value-type="float" office:value="62" calcext:value-type="float">
            <text:p>6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rate</text:p>
          </table:table-cell>
          <table:table-cell table:style-name="Default" office:value-type="string" calcext:value-type="string">
            <text:p>0xE0</text:p>
          </table:table-cell>
          <table:table-cell/>
          <table:table-cell table:formula="of:=HEX2DEC([.K74])" office:value-type="float" office:value="0" calcext:value-type="float">
            <text:p>0</text:p>
          </table:table-cell>
          <table:table-cell table:formula="of:=COM.MICROSOFT.CONCAT(&quot;0x&quot;;DEC2HEX([.L74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parameter3</text:p>
          </table:table-cell>
          <table:table-cell office:value-type="string" calcext:value-type="string">
            <text:p>0xB0</text:p>
          </table:table-cell>
          <table:table-cell table:style-name="ce4" office:value-type="string" calcext:value-type="string">
            <text:p>3F</text:p>
          </table:table-cell>
          <table:table-cell table:style-name="Default" table:formula="of:=HEX2DEC([.E75])" office:value-type="float" office:value="63" calcext:value-type="float">
            <text:p>6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parameter3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11</text:p>
          </table:table-cell>
          <table:table-cell table:formula="of:=HEX2DEC([.K75])" office:value-type="float" office:value="17" calcext:value-type="float">
            <text:p>17</text:p>
          </table:table-cell>
          <table:table-cell table:formula="of:=COM.MICROSOFT.CONCAT(&quot;0x&quot;;DEC2HEX([.L75]+30))" office:value-type="string" office:string-value="0x2F" calcext:value-type="string">
            <text:p>0x2F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bendMinus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3F</text:p>
          </table:table-cell>
          <table:table-cell table:style-name="Default" table:formula="of:=HEX2DEC([.E76])" office:value-type="float" office:value="63" calcext:value-type="float">
            <text:p>6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bendPlus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5</text:p>
          </table:table-cell>
          <table:table-cell table:formula="of:=HEX2DEC([.K76])" office:value-type="float" office:value="85" calcext:value-type="float">
            <text:p>85</text:p>
          </table:table-cell>
          <table:table-cell table:formula="of:=COM.MICROSOFT.CONCAT(&quot;0x&quot;;DEC2HEX([.L76]+30))" office:value-type="string" office:string-value="0x73" calcext:value-type="string">
            <text:p>0x73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parameter2</text:p>
          </table:table-cell>
          <table:table-cell office:value-type="string" calcext:value-type="string">
            <text:p>0xB0</text:p>
          </table:table-cell>
          <table:table-cell table:style-name="ce4" office:value-type="float" office:value="40" calcext:value-type="float">
            <text:p>40</text:p>
          </table:table-cell>
          <table:table-cell table:style-name="Default" table:formula="of:=HEX2DEC([.E77])" office:value-type="float" office:value="64" calcext:value-type="float">
            <text:p>6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parameter2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40</text:p>
          </table:table-cell>
          <table:table-cell table:formula="of:=HEX2DEC([.K77])" office:value-type="float" office:value="64" calcext:value-type="float">
            <text:p>64</text:p>
          </table:table-cell>
          <table:table-cell table:formula="of:=COM.MICROSOFT.CONCAT(&quot;0x&quot;;DEC2HEX([.L77]+30))" office:value-type="string" office:string-value="0x5E" calcext:value-type="string">
            <text:p>0x5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bendPlus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40" calcext:value-type="float">
            <text:p>40</text:p>
          </table:table-cell>
          <table:table-cell table:style-name="Default" table:formula="of:=HEX2DEC([.E78])" office:value-type="float" office:value="64" calcext:value-type="float">
            <text:p>6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<text:span text:style-name="T1">TheNextBeatSX1</text:span>.rightDeck.bendPlusButton.input</text:p>
          </table:table-cell>
          <table:table-cell table:style-name="Default"/>
          <table:table-cell table:number-columns-repeated="2"/>
          <table:table-cell table:formula="of:=COM.MICROSOFT.CONCAT(&quot;0x&quot;;DEC2HEX([.L78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parameter1</text:p>
          </table:table-cell>
          <table:table-cell office:value-type="string" calcext:value-type="string">
            <text:p>0xB0</text:p>
          </table:table-cell>
          <table:table-cell table:style-name="ce4" office:value-type="float" office:value="41" calcext:value-type="float">
            <text:p>41</text:p>
          </table:table-cell>
          <table:table-cell table:style-name="Default" table:formula="of:=HEX2DEC([.E79])" office:value-type="float" office:value="65" calcext:value-type="float">
            <text:p>6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parameter1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15</text:p>
          </table:table-cell>
          <table:table-cell table:formula="of:=HEX2DEC([.K79])" office:value-type="float" office:value="21" calcext:value-type="float">
            <text:p>21</text:p>
          </table:table-cell>
          <table:table-cell table:formula="of:=COM.MICROSOFT.CONCAT(&quot;0x&quot;;DEC2HEX([.L79]+30))" office:value-type="string" office:string-value="0x33" calcext:value-type="string">
            <text:p>0x33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pfl</text:p>
          </table:table-cell>
          <table:table-cell office:value-type="string" calcext:value-type="string">
            <text:p>0x90</text:p>
          </table:table-cell>
          <table:table-cell table:style-name="ce4" office:value-type="float" office:value="41" calcext:value-type="float">
            <text:p>41</text:p>
          </table:table-cell>
          <table:table-cell table:style-name="Default" table:formula="of:=HEX2DEC([.E80])" office:value-type="float" office:value="65" calcext:value-type="float">
            <text:p>6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pfl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7</text:p>
          </table:table-cell>
          <table:table-cell table:formula="of:=HEX2DEC([.K80])" office:value-type="float" office:value="71" calcext:value-type="float">
            <text:p>71</text:p>
          </table:table-cell>
          <table:table-cell table:formula="of:=COM.MICROSOFT.CONCAT(&quot;0x&quot;;DEC2HEX([.L80]+30))" office:value-type="string" office:string-value="0x65" calcext:value-type="string">
            <text:p>0x65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volume</text:p>
          </table:table-cell>
          <table:table-cell office:value-type="string" calcext:value-type="string">
            <text:p>0xB0</text:p>
          </table:table-cell>
          <table:table-cell table:style-name="ce4" office:value-type="float" office:value="42" calcext:value-type="float">
            <text:p>42</text:p>
          </table:table-cell>
          <table:table-cell table:style-name="Default" table:formula="of:=HEX2DEC([.E81])" office:value-type="float" office:value="66" calcext:value-type="float">
            <text:p>6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volume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09</text:p>
          </table:table-cell>
          <table:table-cell table:formula="of:=HEX2DEC([.K81])" office:value-type="float" office:value="9" calcext:value-type="float">
            <text:p>9</text:p>
          </table:table-cell>
          <table:table-cell table:formula="of:=COM.MICROSOFT.CONCAT(&quot;0x&quot;;DEC2HEX([.L81]+30))" office:value-type="string" office:string-value="0x27" calcext:value-type="string">
            <text:p>0x27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enableButtons[2]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43" calcext:value-type="float">
            <text:p>43</text:p>
          </table:table-cell>
          <table:table-cell table:style-name="Default" table:formula="of:=HEX2DEC([.E82])" office:value-type="float" office:value="67" calcext:value-type="float">
            <text:p>6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enableButtons[2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61</text:p>
          </table:table-cell>
          <table:table-cell table:formula="of:=HEX2DEC([.K82])" office:value-type="float" office:value="97" calcext:value-type="float">
            <text:p>97</text:p>
          </table:table-cell>
          <table:table-cell table:formula="of:=COM.MICROSOFT.CONCAT(&quot;0x&quot;;DEC2HEX([.L82]+30))" office:value-type="string" office:string-value="0x7F" calcext:value-type="string">
            <text:p>0x7F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knobs[2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43" calcext:value-type="float">
            <text:p>43</text:p>
          </table:table-cell>
          <table:table-cell table:style-name="Default" table:formula="of:=HEX2DEC([.E83])" office:value-type="float" office:value="67" calcext:value-type="float">
            <text:p>6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knobs[2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61</text:p>
          </table:table-cell>
          <table:table-cell table:formula="of:=HEX2DEC([.K83])" office:value-type="float" office:value="97" calcext:value-type="float">
            <text:p>97</text:p>
          </table:table-cell>
          <table:table-cell table:formula="of:=COM.MICROSOFT.CONCAT(&quot;0x&quot;;DEC2HEX([.L83]+30))" office:value-type="string" office:string-value="0x7F" calcext:value-type="string">
            <text:p>0x7F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knobs[1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44" calcext:value-type="float">
            <text:p>44</text:p>
          </table:table-cell>
          <table:table-cell table:style-name="Default" table:formula="of:=HEX2DEC([.E84])" office:value-type="float" office:value="68" calcext:value-type="float">
            <text:p>6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knobs[1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44</text:p>
          </table:table-cell>
          <table:table-cell table:formula="of:=HEX2DEC([.K84])" office:value-type="float" office:value="68" calcext:value-type="float">
            <text:p>68</text:p>
          </table:table-cell>
          <table:table-cell table:formula="of:=COM.MICROSOFT.CONCAT(&quot;0x&quot;;DEC2HEX([.L84]+30))" office:value-type="string" office:string-value="0x62" calcext:value-type="string">
            <text:p>0x62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dryWetKnob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45" calcext:value-type="float">
            <text:p>45</text:p>
          </table:table-cell>
          <table:table-cell table:style-name="Default" table:formula="of:=HEX2DEC([.E85])" office:value-type="float" office:value="69" calcext:value-type="float">
            <text:p>6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dryWetKnob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45</text:p>
          </table:table-cell>
          <table:table-cell table:formula="of:=HEX2DEC([.K85])" office:value-type="float" office:value="69" calcext:value-type="float">
            <text:p>69</text:p>
          </table:table-cell>
          <table:table-cell table:formula="of:=COM.MICROSOFT.CONCAT(&quot;0x&quot;;DEC2HEX([.L85]+30))" office:value-type="string" office:string-value="0x63" calcext:value-type="string">
            <text:p>0x63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effectFocus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45" calcext:value-type="float">
            <text:p>45</text:p>
          </table:table-cell>
          <table:table-cell table:style-name="Default" table:formula="of:=HEX2DEC([.E86])" office:value-type="float" office:value="69" calcext:value-type="float">
            <text:p>6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effectFocus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5</text:p>
          </table:table-cell>
          <table:table-cell table:formula="of:=HEX2DEC([.K86])" office:value-type="float" office:value="69" calcext:value-type="float">
            <text:p>69</text:p>
          </table:table-cell>
          <table:table-cell table:formula="of:=COM.MICROSOFT.CONCAT(&quot;0x&quot;;DEC2HEX([.L86]+30))" office:value-type="string" office:string-value="0x63" calcext:value-type="string">
            <text:p>0x63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knobs[3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46" calcext:value-type="float">
            <text:p>46</text:p>
          </table:table-cell>
          <table:table-cell table:style-name="Default" table:formula="of:=HEX2DEC([.E87])" office:value-type="float" office:value="70" calcext:value-type="float">
            <text:p>7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knobs[3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46</text:p>
          </table:table-cell>
          <table:table-cell table:formula="of:=HEX2DEC([.K87])" office:value-type="float" office:value="70" calcext:value-type="float">
            <text:p>70</text:p>
          </table:table-cell>
          <table:table-cell table:formula="of:=COM.MICROSOFT.CONCAT(&quot;0x&quot;;DEC2HEX([.L87]+30))" office:value-type="string" office:string-value="0x64" calcext:value-type="string">
            <text:p>0x64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Shift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46" calcext:value-type="float">
            <text:p>46</text:p>
          </table:table-cell>
          <table:table-cell table:style-name="Default" table:formula="of:=HEX2DEC([.E88])" office:value-type="float" office:value="70" calcext:value-type="float">
            <text:p>7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Shif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C</text:p>
          </table:table-cell>
          <table:table-cell table:formula="of:=HEX2DEC([.K88])" office:value-type="float" office:value="60" calcext:value-type="float">
            <text:p>60</text:p>
          </table:table-cell>
          <table:table-cell table:formula="of:=COM.MICROSOFT.CONCAT(&quot;0x&quot;;DEC2HEX([.L88]+30))" office:value-type="string" office:string-value="0x5A" calcext:value-type="string">
            <text:p>0x5A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onJogSpin</text:p>
          </table:table-cell>
          <table:table-cell office:value-type="string" calcext:value-type="string">
            <text:p>0xB0</text:p>
          </table:table-cell>
          <table:table-cell table:style-name="ce4" office:value-type="float" office:value="47" calcext:value-type="float">
            <text:p>47</text:p>
          </table:table-cell>
          <table:table-cell table:style-name="Default" table:formula="of:=HEX2DEC([.E89])" office:value-type="float" office:value="71" calcext:value-type="float">
            <text:p>7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onJogSpin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65</text:p>
          </table:table-cell>
          <table:table-cell table:formula="of:=HEX2DEC([.K89])" office:value-type="float" office:value="101" calcext:value-type="float">
            <text:p>101</text:p>
          </table:table-cell>
          <table:table-cell table:formula="of:=COM.MICROSOFT.CONCAT(&quot;0x&quot;;DEC2HEX([.L89]+30))" office:value-type="string" office:string-value="0x83" calcext:value-type="string">
            <text:p>0x83</text:p>
          </table:table-cell>
          <table:table-cell office:value-type="string" calcext:value-type="string">
            <text:p>-- SHIFT --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enableButtons[1]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48" calcext:value-type="float">
            <text:p>48</text:p>
          </table:table-cell>
          <table:table-cell table:style-name="Default" table:formula="of:=HEX2DEC([.E90])" office:value-type="float" office:value="72" calcext:value-type="float">
            <text:p>7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enableButtons[1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66</text:p>
          </table:table-cell>
          <table:table-cell table:formula="of:=HEX2DEC([.K90])" office:value-type="float" office:value="102" calcext:value-type="float">
            <text:p>102</text:p>
          </table:table-cell>
          <table:table-cell table:formula="of:=COM.MICROSOFT.CONCAT(&quot;0x&quot;;DEC2HEX([.L90]+30))" office:value-type="string" office:string-value="0x84" calcext:value-type="string">
            <text:p>0x84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enableButtons[3]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4A</text:p>
          </table:table-cell>
          <table:table-cell table:style-name="Default" table:formula="of:=HEX2DEC([.E91])" office:value-type="float" office:value="74" calcext:value-type="float">
            <text:p>7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enableButtons[3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9A</text:p>
          </table:table-cell>
          <table:table-cell table:formula="of:=HEX2DEC([.K91])" office:value-type="float" office:value="154" calcext:value-type="float">
            <text:p>154</text:p>
          </table:table-cell>
          <table:table-cell table:formula="of:=COM.MICROSOFT.CONCAT(&quot;0x&quot;;DEC2HEX([.L91]+30))" office:value-type="string" office:string-value="0xB8" calcext:value-type="string">
            <text:p>0xB8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loopIn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4B</text:p>
          </table:table-cell>
          <table:table-cell table:formula="of:=HEX2DEC([.E92])" office:value-type="float" office:value="75" calcext:value-type="float">
            <text:p>7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loopIn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4B</text:p>
          </table:table-cell>
          <table:table-cell table:formula="of:=HEX2DEC([.K92])" office:value-type="float" office:value="75" calcext:value-type="float">
            <text:p>75</text:p>
          </table:table-cell>
          <table:table-cell table:formula="of:=COM.MICROSOFT.CONCAT(&quot;0x&quot;;DEC2HEX([.L92]+30))" office:value-type="string" office:string-value="0x69" calcext:value-type="string">
            <text:p>0x69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loopOut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4C</text:p>
          </table:table-cell>
          <table:table-cell table:formula="of:=HEX2DEC([.E93])" office:value-type="float" office:value="76" calcext:value-type="float">
            <text:p>7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loopOut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4C</text:p>
          </table:table-cell>
          <table:table-cell table:formula="of:=HEX2DEC([.K93])" office:value-type="float" office:value="76" calcext:value-type="float">
            <text:p>76</text:p>
          </table:table-cell>
          <table:table-cell table:formula="of:=COM.MICROSOFT.CONCAT(&quot;0x&quot;;DEC2HEX([.L93]+30))" office:value-type="string" office:string-value="0x6A" calcext:value-type="string">
            <text:p>0x6A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autoLoop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4D</text:p>
          </table:table-cell>
          <table:table-cell table:formula="of:=HEX2DEC([.E94])" office:value-type="float" office:value="77" calcext:value-type="float">
            <text:p>7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autoLoop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C</text:p>
          </table:table-cell>
          <table:table-cell table:formula="of:=HEX2DEC([.K94])" office:value-type="float" office:value="12" calcext:value-type="float">
            <text:p>12</text:p>
          </table:table-cell>
          <table:table-cell table:formula="of:=COM.MICROSOFT.CONCAT(&quot;0x&quot;;DEC2HEX([.L94]+30))" office:value-type="string" office:string-value="0x2A" calcext:value-type="string">
            <text:p>0x2A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loopActive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4E</text:p>
          </table:table-cell>
          <table:table-cell table:formula="of:=HEX2DEC([.E95])" office:value-type="float" office:value="78" calcext:value-type="float">
            <text:p>7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loopActive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6C</text:p>
          </table:table-cell>
          <table:table-cell table:formula="of:=HEX2DEC([.K95])" office:value-type="float" office:value="108" calcext:value-type="float">
            <text:p>108</text:p>
          </table:table-cell>
          <table:table-cell table:formula="of:=COM.MICROSOFT.CONCAT(&quot;0x&quot;;DEC2HEX([.L95]+30))" office:value-type="string" office:string-value="0x8A" calcext:value-type="string">
            <text:p>0x8A</text:p>
          </table:table-cell>
          <table:table-cell/>
        </table:table-row>
        <table:table-row table:style-name="ro2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load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4F</text:p>
          </table:table-cell>
          <table:table-cell table:style-name="Default" table:formula="of:=HEX2DEC([.E96])" office:value-type="float" office:value="79" calcext:value-type="float">
            <text:p>7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load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4</text:p>
          </table:table-cell>
          <table:table-cell table:formula="of:=HEX2DEC([.K96])" office:value-type="float" office:value="52" calcext:value-type="float">
            <text:p>52</text:p>
          </table:table-cell>
          <table:table-cell table:formula="of:=COM.MICROSOFT.CONCAT(&quot;0x&quot;;DEC2HEX([.L96]+30))" office:value-type="string" office:string-value="0x52" calcext:value-type="string">
            <text:p>0x52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RDJ2.rightDeck.highKillQuickEffect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0" calcext:value-type="float">
            <text:p>50</text:p>
          </table:table-cell>
          <table:table-cell table:style-name="Default" table:formula="of:=HEX2DEC([.E97])" office:value-type="float" office:value="80" calcext:value-type="float">
            <text:p>8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TheNextBeatSX1.rightDeck.highKillQuickEffec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0</text:p>
          </table:table-cell>
          <table:table-cell table:formula="of:=HEX2DEC([.K97])" office:value-type="float" office:value="80" calcext:value-type="float">
            <text:p>80</text:p>
          </table:table-cell>
          <table:table-cell table:formula="of:=COM.MICROSOFT.CONCAT(&quot;0x&quot;;DEC2HEX([.L97]+30))" office:value-type="string" office:string-value="0x6E" calcext:value-type="string">
            <text:p>0x6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button_parameter2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1" calcext:value-type="float">
            <text:p>51</text:p>
          </table:table-cell>
          <table:table-cell table:style-name="Default" table:formula="of:=HEX2DEC([.E98])" office:value-type="float" office:value="81" calcext:value-type="float">
            <text:p>8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button_parameter2</text:p>
          </table:table-cell>
          <table:table-cell table:style-name="Default"/>
          <table:table-cell table:number-columns-repeated="2"/>
          <table:table-cell table:formula="of:=COM.MICROSOFT.CONCAT(&quot;0x&quot;;DEC2HEX([.L98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button_parameter1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2" calcext:value-type="float">
            <text:p>52</text:p>
          </table:table-cell>
          <table:table-cell table:style-name="Default" table:formula="of:=HEX2DEC([.E99])" office:value-type="float" office:value="82" calcext:value-type="float">
            <text:p>8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EqualizerRack1_[Channel2]_Effect1]</text:p>
          </table:table-cell>
          <table:table-cell table:style-name="ce2" office:value-type="string" calcext:value-type="string">
            <text:p>button_parameter2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0</text:p>
          </table:table-cell>
          <table:table-cell table:formula="of:=HEX2DEC([.K99])" office:value-type="float" office:value="112" calcext:value-type="float">
            <text:p>112</text:p>
          </table:table-cell>
          <table:table-cell table:formula="of:=COM.MICROSOFT.CONCAT(&quot;0x&quot;;DEC2HEX([.L99]+30))" office:value-type="string" office:string-value="0x8E" calcext:value-type="string">
            <text:p>0x8E</text:p>
          </table:table-cell>
          <table:table-cell office:value-type="string" calcext:value-type="string">
            <text:p>SX1: Not available. future develop? x51 in DJ2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cue_play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3" calcext:value-type="float">
            <text:p>53</text:p>
          </table:table-cell>
          <table:table-cell table:style-name="Default" table:formula="of:=HEX2DEC([.E100])" office:value-type="float" office:value="83" calcext:value-type="float">
            <text:p>8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cue_defaul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2</text:p>
          </table:table-cell>
          <table:table-cell table:formula="of:=HEX2DEC([.K100])" office:value-type="float" office:value="66" calcext:value-type="float">
            <text:p>66</text:p>
          </table:table-cell>
          <table:table-cell table:formula="of:=COM.MICROSOFT.CONCAT(&quot;0x&quot;;DEC2HEX([.L100]+30))" office:value-type="string" office:string-value="0x60" calcext:value-type="string">
            <text:p>0x60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cue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4" calcext:value-type="float">
            <text:p>54</text:p>
          </table:table-cell>
          <table:table-cell table:style-name="Default" table:formula="of:=HEX2DEC([.E101])" office:value-type="float" office:value="84" calcext:value-type="float">
            <text:p>8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cue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2</text:p>
          </table:table-cell>
          <table:table-cell table:formula="of:=HEX2DEC([.K101])" office:value-type="float" office:value="114" calcext:value-type="float">
            <text:p>114</text:p>
          </table:table-cell>
          <table:table-cell table:formula="of:=COM.MICROSOFT.CONCAT(&quot;0x&quot;;DEC2HEX([.L101]+30))" office:value-type="string" office:string-value="0x90" calcext:value-type="string">
            <text:p>0x90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play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5" calcext:value-type="float">
            <text:p>55</text:p>
          </table:table-cell>
          <table:table-cell table:style-name="Default" table:formula="of:=HEX2DEC([.E102])" office:value-type="float" office:value="85" calcext:value-type="float">
            <text:p>8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play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C</text:p>
          </table:table-cell>
          <table:table-cell table:formula="of:=HEX2DEC([.K102])" office:value-type="float" office:value="76" calcext:value-type="float">
            <text:p>76</text:p>
          </table:table-cell>
          <table:table-cell table:formula="of:=COM.MICROSOFT.CONCAT(&quot;0x&quot;;DEC2HEX([.L102]+30))" office:value-type="string" office:string-value="0x6A" calcext:value-type="string">
            <text:p>0x6A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6" calcext:value-type="float">
            <text:p>56</text:p>
          </table:table-cell>
          <table:table-cell table:style-name="Default" table:formula="of:=HEX2DEC([.E103])" office:value-type="float" office:value="86" calcext:value-type="float">
            <text:p>8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6</text:p>
          </table:table-cell>
          <table:table-cell table:formula="of:=HEX2DEC([.K103])" office:value-type="float" office:value="86" calcext:value-type="float">
            <text:p>86</text:p>
          </table:table-cell>
          <table:table-cell table:formula="of:=COM.MICROSOFT.CONCAT(&quot;0x&quot;;DEC2HEX([.L103]+30))" office:value-type="string" office:string-value="0x74" calcext:value-type="string">
            <text:p>0x74</text:p>
          </table:table-cell>
          <table:table-cell office:value-type="string" calcext:value-type="string">
            <text:p>D02 Vinyl -- SEARCH SHIFT --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7" calcext:value-type="float">
            <text:p>57</text:p>
          </table:table-cell>
          <table:table-cell table:style-name="Default" table:formula="of:=HEX2DEC([.E104])" office:value-type="float" office:value="87" calcext:value-type="float">
            <text:p>8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8</text:p>
          </table:table-cell>
          <table:table-cell table:formula="of:=HEX2DEC([.K104])" office:value-type="float" office:value="88" calcext:value-type="float">
            <text:p>88</text:p>
          </table:table-cell>
          <table:table-cell table:formula="of:=COM.MICROSOFT.CONCAT(&quot;0x&quot;;DEC2HEX([.L104]+30))" office:value-type="string" office:string-value="0x76" calcext:value-type="string">
            <text:p>0x76</text:p>
          </table:table-cell>
          <table:table-cell office:value-type="string" calcext:value-type="string">
            <text:p>D02 -- FX DRY/WET SHIFT -- NOT AVALIABLE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8" calcext:value-type="float">
            <text:p>58</text:p>
          </table:table-cell>
          <table:table-cell table:style-name="Default" table:formula="of:=HEX2DEC([.E105])" office:value-type="float" office:value="88" calcext:value-type="float">
            <text:p>8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5</text:p>
          </table:table-cell>
          <table:table-cell table:formula="of:=HEX2DEC([.K105])" office:value-type="float" office:value="53" calcext:value-type="float">
            <text:p>53</text:p>
          </table:table-cell>
          <table:table-cell table:formula="of:=COM.MICROSOFT.CONCAT(&quot;0x&quot;;DEC2HEX([.L105]+30))" office:value-type="string" office:string-value="0x53" calcext:value-type="string">
            <text:p>0x53</text:p>
          </table:table-cell>
          <table:table-cell office:value-type="string" calcext:value-type="string">
            <text:p>D02 Vinyl <text:s/>-- SCRATCH -- NO SHIFT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onJogTouch</text:p>
          </table:table-cell>
          <table:table-cell office:value-type="string" calcext:value-type="string">
            <text:p>0x90</text:p>
          </table:table-cell>
          <table:table-cell table:style-name="ce4" office:value-type="float" office:value="59" calcext:value-type="float">
            <text:p>59</text:p>
          </table:table-cell>
          <table:table-cell table:style-name="Default" table:formula="of:=HEX2DEC([.E106])" office:value-type="float" office:value="89" calcext:value-type="float">
            <text:p>8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onJogTouch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E</text:p>
          </table:table-cell>
          <table:table-cell table:formula="of:=HEX2DEC([.K106])" office:value-type="float" office:value="78" calcext:value-type="float">
            <text:p>78</text:p>
          </table:table-cell>
          <table:table-cell table:formula="of:=COM.MICROSOFT.CONCAT(&quot;0x&quot;;DEC2HEX([.L106]+30))" office:value-type="string" office:string-value="0x6C" calcext:value-type="string">
            <text:p>0x6C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sync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5B</text:p>
          </table:table-cell>
          <table:table-cell table:style-name="Default" table:formula="of:=HEX2DEC([.E107])" office:value-type="float" office:value="91" calcext:value-type="float">
            <text:p>9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sync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B</text:p>
          </table:table-cell>
          <table:table-cell table:formula="of:=HEX2DEC([.K107])" office:value-type="float" office:value="91" calcext:value-type="float">
            <text:p>91</text:p>
          </table:table-cell>
          <table:table-cell table:formula="of:=COM.MICROSOFT.CONCAT(&quot;0x&quot;;DEC2HEX([.L107]+30))" office:value-type="string" office:string-value="0x79" calcext:value-type="string">
            <text:p>0x79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GoToItem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5D</text:p>
          </table:table-cell>
          <table:table-cell table:style-name="Default" table:formula="of:=HEX2DEC([.E108])" office:value-type="float" office:value="93" calcext:value-type="float">
            <text:p>9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Master]</text:p>
          </table:table-cell>
          <table:table-cell table:style-name="ce2" office:value-type="string" calcext:value-type="string">
            <text:p>headMix</text:p>
          </table:table-cell>
          <table:table-cell table:style-name="Default" office:value-type="string" calcext:value-type="string">
            <text:p>0x80</text:p>
          </table:table-cell>
          <table:table-cell office:value-type="string" calcext:value-type="string">
            <text:p>0D</text:p>
          </table:table-cell>
          <table:table-cell table:formula="of:=HEX2DEC([.K108])" office:value-type="float" office:value="13" calcext:value-type="float">
            <text:p>13</text:p>
          </table:table-cell>
          <table:table-cell table:formula="of:=COM.MICROSOFT.CONCAT(&quot;0x&quot;;DEC2HEX([.L108]+30))" office:value-type="string" office:string-value="0x2B" calcext:value-type="string">
            <text:p>0x2B</text:p>
          </table:table-cell>
          <table:table-cell office:value-type="string" calcext:value-type="string">
            <text:p>MIDI Learned from 2 messages.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QuickEffectRack1_[Channel2]]</text:p>
          </table:table-cell>
          <table:table-cell table:style-name="ce2" office:value-type="string" calcext:value-type="string">
            <text:p>super1</text:p>
          </table:table-cell>
          <table:table-cell office:value-type="string" calcext:value-type="string">
            <text:p>0xB0</text:p>
          </table:table-cell>
          <table:table-cell table:style-name="ce4" office:value-type="string" calcext:value-type="string">
            <text:p>5D</text:p>
          </table:table-cell>
          <table:table-cell table:style-name="Default" table:formula="of:=HEX2DEC([.E109])" office:value-type="float" office:value="93" calcext:value-type="float">
            <text:p>9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QuickEffectRack1_[Channel2]]</text:p>
          </table:table-cell>
          <table:table-cell table:style-name="ce2" office:value-type="string" calcext:value-type="string">
            <text:p>super1</text:p>
          </table:table-cell>
          <table:table-cell table:style-name="Default"/>
          <table:table-cell table:number-columns-repeated="2"/>
          <table:table-cell table:formula="of:=COM.MICROSOFT.CONCAT(&quot;0x&quot;;DEC2HEX([.L109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GoToItem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5E</text:p>
          </table:table-cell>
          <table:table-cell table:style-name="Default" table:formula="of:=HEX2DEC([.E110])" office:value-type="float" office:value="94" calcext:value-type="float">
            <text:p>9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Library]</text:p>
          </table:table-cell>
          <table:table-cell table:style-name="ce2" office:value-type="string" calcext:value-type="string">
            <text:p>GoToItem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F</text:p>
          </table:table-cell>
          <table:table-cell table:formula="of:=HEX2DEC([.K110])" office:value-type="float" office:value="79" calcext:value-type="float">
            <text:p>79</text:p>
          </table:table-cell>
          <table:table-cell table:formula="of:=COM.MICROSOFT.CONCAT(&quot;0x&quot;;DEC2HEX([.L110]+30))" office:value-type="string" office:string-value="0x6D" calcext:value-type="string">
            <text:p>0x6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enableButtons[2]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61" calcext:value-type="float">
            <text:p>61</text:p>
          </table:table-cell>
          <table:table-cell table:style-name="Default" table:formula="of:=HEX2DEC([.E111])" office:value-type="float" office:value="97" calcext:value-type="float">
            <text:p>9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enableButtons[2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43</text:p>
          </table:table-cell>
          <table:table-cell table:formula="of:=HEX2DEC([.K111])" office:value-type="float" office:value="67" calcext:value-type="float">
            <text:p>67</text:p>
          </table:table-cell>
          <table:table-cell table:formula="of:=COM.MICROSOFT.CONCAT(&quot;0x&quot;;DEC2HEX([.L111]+30))" office:value-type="string" office:string-value="0x61" calcext:value-type="string">
            <text:p>0x61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knobs[2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61" calcext:value-type="float">
            <text:p>61</text:p>
          </table:table-cell>
          <table:table-cell table:style-name="Default" table:formula="of:=HEX2DEC([.E112])" office:value-type="float" office:value="97" calcext:value-type="float">
            <text:p>9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knobs[2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43</text:p>
          </table:table-cell>
          <table:table-cell table:formula="of:=HEX2DEC([.K112])" office:value-type="float" office:value="67" calcext:value-type="float">
            <text:p>67</text:p>
          </table:table-cell>
          <table:table-cell table:formula="of:=COM.MICROSOFT.CONCAT(&quot;0x&quot;;DEC2HEX([.L112]+30))" office:value-type="string" office:string-value="0x61" calcext:value-type="string">
            <text:p>0x61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knobs[1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62" calcext:value-type="float">
            <text:p>62</text:p>
          </table:table-cell>
          <table:table-cell table:style-name="Default" table:formula="of:=HEX2DEC([.E113])" office:value-type="float" office:value="98" calcext:value-type="float">
            <text:p>9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knobs[1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62</text:p>
          </table:table-cell>
          <table:table-cell table:formula="of:=HEX2DEC([.K113])" office:value-type="float" office:value="98" calcext:value-type="float">
            <text:p>98</text:p>
          </table:table-cell>
          <table:table-cell table:formula="of:=COM.MICROSOFT.CONCAT(&quot;0x&quot;;DEC2HEX([.L113]+30))" office:value-type="string" office:string-value="0x80" calcext:value-type="string">
            <text:p>0x80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fx2Assignment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63" calcext:value-type="float">
            <text:p>63</text:p>
          </table:table-cell>
          <table:table-cell table:style-name="Default" table:formula="of:=HEX2DEC([.E114])" office:value-type="float" office:value="99" calcext:value-type="float">
            <text:p>9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fx2Assignmen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63</text:p>
          </table:table-cell>
          <table:table-cell table:formula="of:=HEX2DEC([.K114])" office:value-type="float" office:value="99" calcext:value-type="float">
            <text:p>99</text:p>
          </table:table-cell>
          <table:table-cell table:formula="of:=COM.MICROSOFT.CONCAT(&quot;0x&quot;;DEC2HEX([.L114]+30))" office:value-type="string" office:string-value="0x81" calcext:value-type="string">
            <text:p>0x81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loopsizeKnob.input</text:p>
          </table:table-cell>
          <table:table-cell office:value-type="string" calcext:value-type="string">
            <text:p>0xB0</text:p>
          </table:table-cell>
          <table:table-cell office:value-type="float" office:value="63" calcext:value-type="float">
            <text:p>63</text:p>
          </table:table-cell>
          <table:table-cell table:formula="of:=HEX2DEC([.E115])" office:value-type="float" office:value="99" calcext:value-type="float">
            <text:p>9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loopsizeKnob.input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63</text:p>
          </table:table-cell>
          <table:table-cell table:formula="of:=HEX2DEC([.K115])" office:value-type="float" office:value="99" calcext:value-type="float">
            <text:p>99</text:p>
          </table:table-cell>
          <table:table-cell table:formula="of:=COM.MICROSOFT.CONCAT(&quot;0x&quot;;DEC2HEX([.L115]+30))" office:value-type="string" office:string-value="0x81" calcext:value-type="string">
            <text:p>0x81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knobs[3].input</text:p>
          </table:table-cell>
          <table:table-cell office:value-type="string" calcext:value-type="string">
            <text:p>0xB0</text:p>
          </table:table-cell>
          <table:table-cell table:style-name="ce4" office:value-type="float" office:value="64" calcext:value-type="float">
            <text:p>64</text:p>
          </table:table-cell>
          <table:table-cell table:style-name="Default" table:formula="of:=HEX2DEC([.E116])" office:value-type="float" office:value="100" calcext:value-type="float">
            <text:p>10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knobs[3].input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64</text:p>
          </table:table-cell>
          <table:table-cell table:formula="of:=HEX2DEC([.K116])" office:value-type="float" office:value="100" calcext:value-type="float">
            <text:p>100</text:p>
          </table:table-cell>
          <table:table-cell table:formula="of:=COM.MICROSOFT.CONCAT(&quot;0x&quot;;DEC2HEX([.L116]+30))" office:value-type="string" office:string-value="0x82" calcext:value-type="string">
            <text:p>0x82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onJogSpin</text:p>
          </table:table-cell>
          <table:table-cell office:value-type="string" calcext:value-type="string">
            <text:p>0xB0</text:p>
          </table:table-cell>
          <table:table-cell table:style-name="ce4" office:value-type="float" office:value="65" calcext:value-type="float">
            <text:p>65</text:p>
          </table:table-cell>
          <table:table-cell table:style-name="Default" table:formula="of:=HEX2DEC([.E117])" office:value-type="float" office:value="101" calcext:value-type="float">
            <text:p>101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onJogSpin</text:p>
          </table:table-cell>
          <table:table-cell table:style-name="Default" office:value-type="string" calcext:value-type="string">
            <text:p>0xB0</text:p>
          </table:table-cell>
          <table:table-cell office:value-type="string" calcext:value-type="string">
            <text:p>18</text:p>
          </table:table-cell>
          <table:table-cell table:formula="of:=HEX2DEC([.K117])" office:value-type="float" office:value="24" calcext:value-type="float">
            <text:p>24</text:p>
          </table:table-cell>
          <table:table-cell table:formula="of:=COM.MICROSOFT.CONCAT(&quot;0x&quot;;DEC2HEX([.L117]+30))" office:value-type="string" office:string-value="0x36" calcext:value-type="string">
            <text:p>0x36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fx2.enableButtons[1]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66" calcext:value-type="float">
            <text:p>66</text:p>
          </table:table-cell>
          <table:table-cell table:style-name="Default" table:formula="of:=HEX2DEC([.E118])" office:value-type="float" office:value="102" calcext:value-type="float">
            <text:p>102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fx2.enableButtons[1]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F</text:p>
          </table:table-cell>
          <table:table-cell table:formula="of:=HEX2DEC([.K118])" office:value-type="float" office:value="127" calcext:value-type="float">
            <text:p>127</text:p>
          </table:table-cell>
          <table:table-cell table:formula="of:=COM.MICROSOFT.CONCAT(&quot;0x&quot;;DEC2HEX([.L118]+30))" office:value-type="string" office:string-value="0x9D" calcext:value-type="string">
            <text:p>0x9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fx1Assignment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68" calcext:value-type="float">
            <text:p>68</text:p>
          </table:table-cell>
          <table:table-cell table:style-name="Default" table:formula="of:=HEX2DEC([.E119])" office:value-type="float" office:value="104" calcext:value-type="float">
            <text:p>10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fx1Assignmen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68</text:p>
          </table:table-cell>
          <table:table-cell table:formula="of:=HEX2DEC([.K119])" office:value-type="float" office:value="104" calcext:value-type="float">
            <text:p>104</text:p>
          </table:table-cell>
          <table:table-cell table:formula="of:=COM.MICROSOFT.CONCAT(&quot;0x&quot;;DEC2HEX([.L119]+30))" office:value-type="string" office:string-value="0x86" calcext:value-type="string">
            <text:p>0x86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loopInButton.input</text:p>
          </table:table-cell>
          <table:table-cell office:value-type="string" calcext:value-type="string">
            <text:p>0x90</text:p>
          </table:table-cell>
          <table:table-cell office:value-type="float" office:value="69" calcext:value-type="float">
            <text:p>69</text:p>
          </table:table-cell>
          <table:table-cell table:formula="of:=HEX2DEC([.E120])" office:value-type="float" office:value="105" calcext:value-type="float">
            <text:p>10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loopIn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69</text:p>
          </table:table-cell>
          <table:table-cell table:formula="of:=HEX2DEC([.K120])" office:value-type="float" office:value="105" calcext:value-type="float">
            <text:p>105</text:p>
          </table:table-cell>
          <table:table-cell table:formula="of:=COM.MICROSOFT.CONCAT(&quot;0x&quot;;DEC2HEX([.L120]+30))" office:value-type="string" office:string-value="0x87" calcext:value-type="string">
            <text:p>0x87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loopOut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6A</text:p>
          </table:table-cell>
          <table:table-cell table:formula="of:=HEX2DEC([.E121])" office:value-type="float" office:value="106" calcext:value-type="float">
            <text:p>10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loopOut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6A</text:p>
          </table:table-cell>
          <table:table-cell table:formula="of:=HEX2DEC([.K121])" office:value-type="float" office:value="106" calcext:value-type="float">
            <text:p>106</text:p>
          </table:table-cell>
          <table:table-cell table:formula="of:=COM.MICROSOFT.CONCAT(&quot;0x&quot;;DEC2HEX([.L121]+30))" office:value-type="string" office:string-value="0x88" calcext:value-type="string">
            <text:p>0x88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autoLoop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6B</text:p>
          </table:table-cell>
          <table:table-cell table:formula="of:=HEX2DEC([.E122])" office:value-type="float" office:value="107" calcext:value-type="float">
            <text:p>10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bendMinus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3F</text:p>
          </table:table-cell>
          <table:table-cell table:formula="of:=HEX2DEC([.K122])" office:value-type="float" office:value="63" calcext:value-type="float">
            <text:p>63</text:p>
          </table:table-cell>
          <table:table-cell table:formula="of:=COM.MICROSOFT.CONCAT(&quot;0x&quot;;DEC2HEX([.L122]+30))" office:value-type="string" office:string-value="0x5D" calcext:value-type="string">
            <text:p>0x5D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loopActive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6C</text:p>
          </table:table-cell>
          <table:table-cell table:formula="of:=HEX2DEC([.E123])" office:value-type="float" office:value="108" calcext:value-type="float">
            <text:p>10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loopActiveButton.inpu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4E</text:p>
          </table:table-cell>
          <table:table-cell table:formula="of:=HEX2DEC([.K123])" office:value-type="float" office:value="78" calcext:value-type="float">
            <text:p>78</text:p>
          </table:table-cell>
          <table:table-cell table:formula="of:=COM.MICROSOFT.CONCAT(&quot;0x&quot;;DEC2HEX([.L123]+30))" office:value-type="string" office:string-value="0x6C" calcext:value-type="string">
            <text:p>0x6C</text:p>
          </table:table-cell>
          <table:table-cell/>
        </table:table-row>
        <table:table-row table:style-name="ro2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load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6D</text:p>
          </table:table-cell>
          <table:table-cell table:style-name="Default" table:formula="of:=HEX2DEC([.E124])" office:value-type="float" office:value="109" calcext:value-type="float">
            <text:p>109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load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6D</text:p>
          </table:table-cell>
          <table:table-cell table:formula="of:=HEX2DEC([.K124])" office:value-type="float" office:value="109" calcext:value-type="float">
            <text:p>109</text:p>
          </table:table-cell>
          <table:table-cell table:formula="of:=COM.MICROSOFT.CONCAT(&quot;0x&quot;;DEC2HEX([.L124]+30))" office:value-type="string" office:string-value="0x8B" calcext:value-type="string">
            <text:p>0x8B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QuickEffectRack1_[Channel2]_Effect1]</text:p>
          </table:table-cell>
          <table:table-cell table:style-name="ce2" office:value-type="string" calcext:value-type="string">
            <text:p>RDJ2.rightDeck.highKillQuickEffectButton.input</text:p>
          </table:table-cell>
          <table:table-cell office:value-type="string" calcext:value-type="string">
            <text:p>0x90</text:p>
          </table:table-cell>
          <table:table-cell table:style-name="ce4" office:value-type="string" calcext:value-type="string">
            <text:p>6E</text:p>
          </table:table-cell>
          <table:table-cell table:style-name="Default" table:formula="of:=HEX2DEC([.E125])" office:value-type="float" office:value="110" calcext:value-type="float">
            <text:p>110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QuickEffectRack1_[Channel2]_Effect1]</text:p>
          </table:table-cell>
          <table:table-cell table:style-name="ce2" office:value-type="string" calcext:value-type="string">
            <text:p>TheNextBeatSX1.rightDeck.highKillQuickEffect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6E</text:p>
          </table:table-cell>
          <table:table-cell table:formula="of:=HEX2DEC([.K125])" office:value-type="float" office:value="110" calcext:value-type="float">
            <text:p>110</text:p>
          </table:table-cell>
          <table:table-cell table:formula="of:=COM.MICROSOFT.CONCAT(&quot;0x&quot;;DEC2HEX([.L125]+30))" office:value-type="string" office:string-value="0x8C" calcext:value-type="string">
            <text:p>0x8C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cue_gotoandplay</text:p>
          </table:table-cell>
          <table:table-cell office:value-type="string" calcext:value-type="string">
            <text:p>0x90</text:p>
          </table:table-cell>
          <table:table-cell table:style-name="ce4" office:value-type="float" office:value="71" calcext:value-type="float">
            <text:p>71</text:p>
          </table:table-cell>
          <table:table-cell table:style-name="Default" table:formula="of:=HEX2DEC([.E126])" office:value-type="float" office:value="113" calcext:value-type="float">
            <text:p>113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1]</text:p>
          </table:table-cell>
          <table:table-cell table:style-name="ce2" office:value-type="string" calcext:value-type="string">
            <text:p>cue_defaul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3B</text:p>
          </table:table-cell>
          <table:table-cell table:formula="of:=HEX2DEC([.K126])" office:value-type="float" office:value="59" calcext:value-type="float">
            <text:p>59</text:p>
          </table:table-cell>
          <table:table-cell table:formula="of:=COM.MICROSOFT.CONCAT(&quot;0x&quot;;DEC2HEX([.L126]+30))" office:value-type="string" office:string-value="0x59" calcext:value-type="string">
            <text:p>0x59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cue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72" calcext:value-type="float">
            <text:p>72</text:p>
          </table:table-cell>
          <table:table-cell table:style-name="Default" table:formula="of:=HEX2DEC([.E127])" office:value-type="float" office:value="114" calcext:value-type="float">
            <text:p>114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cue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4</text:p>
          </table:table-cell>
          <table:table-cell table:formula="of:=HEX2DEC([.K127])" office:value-type="float" office:value="84" calcext:value-type="float">
            <text:p>84</text:p>
          </table:table-cell>
          <table:table-cell table:formula="of:=COM.MICROSOFT.CONCAT(&quot;0x&quot;;DEC2HEX([.L127]+30))" office:value-type="string" office:string-value="0x72" calcext:value-type="string">
            <text:p>0x72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playButton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73" calcext:value-type="float">
            <text:p>73</text:p>
          </table:table-cell>
          <table:table-cell table:style-name="Default" table:formula="of:=HEX2DEC([.E128])" office:value-type="float" office:value="115" calcext:value-type="float">
            <text:p>115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playButton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3</text:p>
          </table:table-cell>
          <table:table-cell table:formula="of:=HEX2DEC([.K128])" office:value-type="float" office:value="115" calcext:value-type="float">
            <text:p>115</text:p>
          </table:table-cell>
          <table:table-cell table:formula="of:=COM.MICROSOFT.CONCAT(&quot;0x&quot;;DEC2HEX([.L128]+30))" office:value-type="string" office:string-value="0x91" calcext:value-type="string">
            <text:p>0x91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74" calcext:value-type="float">
            <text:p>74</text:p>
          </table:table-cell>
          <table:table-cell table:style-name="Default" table:formula="of:=HEX2DEC([.E129])" office:value-type="float" office:value="116" calcext:value-type="float">
            <text:p>116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57</text:p>
          </table:table-cell>
          <table:table-cell table:formula="of:=HEX2DEC([.K129])" office:value-type="float" office:value="87" calcext:value-type="float">
            <text:p>87</text:p>
          </table:table-cell>
          <table:table-cell table:formula="of:=COM.MICROSOFT.CONCAT(&quot;0x&quot;;DEC2HEX([.L129]+30))" office:value-type="string" office:string-value="0x75" calcext:value-type="string">
            <text:p>0x75</text:p>
          </table:table-cell>
          <table:table-cell office:value-type="string" calcext:value-type="string">
            <text:p>D02 Vinyl -- SCRATCH SHIFT --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75" calcext:value-type="float">
            <text:p>75</text:p>
          </table:table-cell>
          <table:table-cell table:style-name="Default" table:formula="of:=HEX2DEC([.E130])" office:value-type="float" office:value="117" calcext:value-type="float">
            <text:p>117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TheNextBeatSX1.rightDeck.jogModeSelector.input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4</text:p>
          </table:table-cell>
          <table:table-cell table:formula="of:=HEX2DEC([.K130])" office:value-type="float" office:value="116" calcext:value-type="float">
            <text:p>116</text:p>
          </table:table-cell>
          <table:table-cell table:formula="of:=COM.MICROSOFT.CONCAT(&quot;0x&quot;;DEC2HEX([.L130]+30))" office:value-type="string" office:string-value="0x92" calcext:value-type="string">
            <text:p>0x92</text:p>
          </table:table-cell>
          <table:table-cell office:value-type="string" calcext:value-type="string">
            <text:p>D02 -- FX DRY/WET -- NOT AVAILABLE</text:p>
          </table:table-cell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RDJ2.rightDeck.jogModeSelector.input</text:p>
          </table:table-cell>
          <table:table-cell office:value-type="string" calcext:value-type="string">
            <text:p>0x90</text:p>
          </table:table-cell>
          <table:table-cell table:style-name="ce4" office:value-type="float" office:value="76" calcext:value-type="float">
            <text:p>76</text:p>
          </table:table-cell>
          <table:table-cell table:style-name="Default" table:formula="of:=HEX2DEC([.E131])" office:value-type="float" office:value="118" calcext:value-type="float">
            <text:p>118</text:p>
          </table:table-cell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<text:span text:style-name="T1">TheNextBeatSX1</text:span>.rightDeck.jogModeSelector.input</text:p>
          </table:table-cell>
          <table:table-cell table:style-name="Default"/>
          <table:table-cell table:number-columns-repeated="2"/>
          <table:table-cell table:formula="of:=COM.MICROSOFT.CONCAT(&quot;0x&quot;;DEC2HEX([.L131]+30))" office:value-type="string" office:string-value="0x1E" calcext:value-type="string">
            <text:p>0x1E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cue_gotoandplay</text:p>
          </table:table-cell>
          <table:table-cell/>
          <table:table-cell table:style-name="ce4"/>
          <table:table-cell table:style-name="Default"/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cue_gotoandplay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1</text:p>
          </table:table-cell>
          <table:table-cell table:formula="of:=HEX2DEC([.K132])" office:value-type="float" office:value="113" calcext:value-type="float">
            <text:p>113</text:p>
          </table:table-cell>
          <table:table-cell table:formula="of:=COM.MICROSOFT.CONCAT(&quot;0x&quot;;DEC2HEX([.L132]+30))" office:value-type="string" office:string-value="0x8F" calcext:value-type="string">
            <text:p>0x8F</text:p>
          </table:table-cell>
          <table:table-cell/>
        </table:table-row>
        <table:table-row table:style-name="ro2" table:visibility="filter">
          <table:table-cell office:value-type="string" calcext:value-type="string">
            <text:p>RDJ2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cue_play</text:p>
          </table:table-cell>
          <table:table-cell/>
          <table:table-cell table:style-name="ce4"/>
          <table:table-cell table:style-name="Default"/>
          <table:table-cell office:value-type="string" calcext:value-type="string">
            <text:p>TNB-SX1</text:p>
          </table:table-cell>
          <table:table-cell office:value-type="string" calcext:value-type="string">
            <text:p>[Channel2]</text:p>
          </table:table-cell>
          <table:table-cell table:style-name="ce2" office:value-type="string" calcext:value-type="string">
            <text:p>cue_play</text:p>
          </table:table-cell>
          <table:table-cell table:style-name="Default" office:value-type="string" calcext:value-type="string">
            <text:p>0x90</text:p>
          </table:table-cell>
          <table:table-cell office:value-type="string" calcext:value-type="string">
            <text:p>7F</text:p>
          </table:table-cell>
          <table:table-cell table:formula="of:=HEX2DEC([.K133])" office:value-type="float" office:value="127" calcext:value-type="float">
            <text:p>127</text:p>
          </table:table-cell>
          <table:table-cell table:formula="of:=COM.MICROSOFT.CONCAT(&quot;0x&quot;;DEC2HEX([.L133]+30))" office:value-type="string" office:string-value="0x9D" calcext:value-type="string">
            <text:p>0x9D</text:p>
          </table:table-cell>
          <table:table-cell/>
        </table:table-row>
        <table:table-row table:style-name="ro2">
          <table:table-cell table:number-columns-repeated="8"/>
          <table:table-cell table:style-name="ce2"/>
          <table:table-cell table:number-columns-repeated="5"/>
        </table:table-row>
        <table:table-row table:style-name="ro2" table:number-rows-repeated="4">
          <table:table-cell table:number-columns-repeated="8"/>
          <table:table-cell table:style-name="ce2"/>
          <table:table-cell table:number-columns-repeated="5"/>
        </table:table-row>
        <table:table-row table:style-name="ro2">
          <table:table-cell table:number-columns-repeated="8"/>
          <table:table-cell table:style-name="ce2"/>
          <table:table-cell/>
          <table:table-cell office:value-type="string" calcext:value-type="string">
            <text:p>MANUAL CALC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2"/>
          <table:table-cell/>
          <table:table-cell office:value-type="string" calcext:value-type="string">
            <text:p>55</text:p>
          </table:table-cell>
          <table:table-cell table:formula="of:=HEX2DEC([.K140])" office:value-type="float" office:value="85" calcext:value-type="float">
            <text:p>85</text:p>
          </table:table-cell>
          <table:table-cell table:formula="of:=COM.MICROSOFT.CONCAT(&quot;0x&quot;;DEC2HEX([.L140]+30))" office:value-type="string" office:string-value="0x73" calcext:value-type="string">
            <text:p>0x73</text:p>
          </table:table-cell>
          <table:table-cell/>
        </table:table-row>
        <table:table-row table:style-name="ro2" table:number-rows-repeated="104843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exCalculation" table:style-name="ta1">
        <table:table-column table:style-name="co12" table:default-cell-style-name="ce5"/>
        <table:table-column table:style-name="co5" table:default-cell-style-name="ce7"/>
        <table:table-column table:style-name="co13" table:default-cell-style-name="ce7"/>
        <table:table-row table:style-name="ro2">
          <table:table-cell office:value-type="string" calcext:value-type="string">
            <text:p>hex number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hifted Hex Number (+30)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table:formula="of:=HEX2DEC([.A2])" office:value-type="float" office:value="85" calcext:value-type="float">
            <text:p>85</text:p>
          </table:table-cell>
          <table:table-cell table:formula="of:=COM.MICROSOFT.CONCAT(&quot;0x&quot;;DEC2HEX([.B2]+30))" office:value-type="string" office:string-value="0x73" calcext:value-type="string">
            <text:p>0x73</text:p>
          </table:table-cell>
        </table:table-row>
      </table:table>
      <table:named-expressions/>
      <table:database-ranges>
        <table:database-range table:name="__Anonymous_Sheet_DB__0" table:target-range-address="midiCodesTable.A1:midiCodesTable.N133" table:display-filter-buttons="true">
          <table:filter>
            <table:filter-and>
              <table:filter-condition table:field-number="8" table:value="TheNextBeatSX1.leftDeck.loadButton.input" table:operator="=">
                <table:filter-set-item table:value="TheNextBeatSX1.leftDeck.loadButton.input"/>
                <table:filter-set-item table:value="TheNextBeatSX1.rightDeck.loadButton.input"/>
              </table:filter-condition>
            </table:filter-and>
          </table:filter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8T16:49:32.730000000</meta:creation-date>
    <dc:date>2025-02-28T22:17:17.615000000</dc:date>
    <meta:editing-duration>PT44M31S</meta:editing-duration>
    <meta:editing-cycles>5</meta:editing-cycles>
    <meta:generator>LibreOffice/7.1.3.2$Windows_X86_64 LibreOffice_project/47f78053abe362b9384784d31a6e56f8511eb1c1</meta:generator>
    <meta:document-statistic meta:table-count="2" meta:cell-count="1721" meta:object-count="0"/>
  </office:meta>
</office:document-meta>
</file>